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445in" svg:height="4.2382in" svg:x="0.585in" svg:y="37.111in">
            <draw:object draw:notify-on-update-of-ranges="Sheet1.B1:Sheet1.B1 Sheet1.C1:Sheet1.C1 Sheet1.D1:Sheet1.D1 Sheet1.E1:Sheet1.E1 Sheet1.F1:Sheet1.F1 Sheet1.G1:Sheet1.G1 Sheet1.H1:Sheet1.H1 Sheet1.I1:Sheet1.I1 Sheet1.J1:Sheet1.J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asketballPass__QP_37_nF_2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table:style-name="ce1" office:value-type="string" calcext:value-type="string">
            <text:p>TComTrQuant::xRateDistOptQuant</text:p>
          </table:table-cell>
          <table:table-cell table:style-name="ce1" office:value-type="float" office:value="1777293163" calcext:value-type="float">
            <text:p>1777293163</text:p>
          </table:table-cell>
          <table:table-cell table:style-name="ce1" office:value-type="float" office:value="658786505" calcext:value-type="float">
            <text:p>658786505</text:p>
          </table:table-cell>
          <table:table-cell table:style-name="ce1" office:value-type="float" office:value="400240901" calcext:value-type="float">
            <text:p>400240901</text:p>
          </table:table-cell>
          <table:table-cell table:style-name="ce1" office:value-type="float" office:value="6783129" calcext:value-type="float">
            <text:p>6783129</text:p>
          </table:table-cell>
          <table:table-cell table:style-name="ce1" office:value-type="float" office:value="35304498" calcext:value-type="float">
            <text:p>35304498</text:p>
          </table:table-cell>
          <table:table-cell table:style-name="ce1" office:value-type="float" office:value="37925244" calcext:value-type="float">
            <text:p>37925244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3794" calcext:value-type="float">
            <text:p>13794</text:p>
          </table:table-cell>
          <table:table-cell table:style-name="ce1" office:value-type="float" office:value="24666" calcext:value-type="float">
            <text:p>24666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1758504060" calcext:value-type="float">
            <text:p>1758504060</text:p>
          </table:table-cell>
          <table:table-cell office:value-type="float" office:value="662908680" calcext:value-type="float">
            <text:p>662908680</text:p>
          </table:table-cell>
          <table:table-cell office:value-type="float" office:value="419624460" calcext:value-type="float">
            <text:p>419624460</text:p>
          </table:table-cell>
          <table:table-cell office:value-type="float" office:value="103463" calcext:value-type="float">
            <text:p>103463</text:p>
          </table:table-cell>
          <table:table-cell office:value-type="float" office:value="6390852" calcext:value-type="float">
            <text:p>6390852</text:p>
          </table:table-cell>
          <table:table-cell office:value-type="float" office:value="2735895" calcext:value-type="float">
            <text:p>2735895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949759476" calcext:value-type="float">
            <text:p>949759476</text:p>
          </table:table-cell>
          <table:table-cell office:value-type="float" office:value="557271622" calcext:value-type="float">
            <text:p>557271622</text:p>
          </table:table-cell>
          <table:table-cell office:value-type="float" office:value="37462558" calcext:value-type="float">
            <text:p>37462558</text:p>
          </table:table-cell>
          <table:table-cell office:value-type="float" office:value="91194" calcext:value-type="float">
            <text:p>91194</text:p>
          </table:table-cell>
          <table:table-cell office:value-type="float" office:value="6037529" calcext:value-type="float">
            <text:p>6037529</text:p>
          </table:table-cell>
          <table:table-cell office:value-type="float" office:value="2920267" calcext:value-type="float">
            <text:p>29202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585165530" calcext:value-type="float">
            <text:p>585165530</text:p>
          </table:table-cell>
          <table:table-cell office:value-type="float" office:value="315461682" calcext:value-type="float">
            <text:p>315461682</text:p>
          </table:table-cell>
          <table:table-cell office:value-type="float" office:value="31602743" calcext:value-type="float">
            <text:p>31602743</text:p>
          </table:table-cell>
          <table:table-cell office:value-type="float" office:value="144573" calcext:value-type="float">
            <text:p>144573</text:p>
          </table:table-cell>
          <table:table-cell office:value-type="float" office:value="3325661" calcext:value-type="float">
            <text:p>3325661</text:p>
          </table:table-cell>
          <table:table-cell office:value-type="float" office:value="2609238" calcext:value-type="float">
            <text:p>2609238</text:p>
          </table:table-cell>
          <table:table-cell office:value-type="float" office:value="30" calcext:value-type="float">
            <text:p>30</text:p>
          </table:table-cell>
          <table:table-cell office:value-type="float" office:value="97686" calcext:value-type="float">
            <text:p>97686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568071237" calcext:value-type="float">
            <text:p>568071237</text:p>
          </table:table-cell>
          <table:table-cell office:value-type="float" office:value="179444230" calcext:value-type="float">
            <text:p>179444230</text:p>
          </table:table-cell>
          <table:table-cell office:value-type="float" office:value="143006953" calcext:value-type="float">
            <text:p>143006953</text:p>
          </table:table-cell>
          <table:table-cell office:value-type="float" office:value="1083711" calcext:value-type="float">
            <text:p>1083711</text:p>
          </table:table-cell>
          <table:table-cell office:value-type="float" office:value="38778279" calcext:value-type="float">
            <text:p>38778279</text:p>
          </table:table-cell>
          <table:table-cell office:value-type="float" office:value="36215858" calcext:value-type="float">
            <text:p>36215858</text:p>
          </table:table-cell>
          <table:table-cell office:value-type="float" office:value="4955" calcext:value-type="float">
            <text:p>4955</text:p>
          </table:table-cell>
          <table:table-cell office:value-type="float" office:value="263261" calcext:value-type="float">
            <text:p>263261</text:p>
          </table:table-cell>
          <table:table-cell office:value-type="float" office:value="324402" calcext:value-type="float">
            <text:p>324402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364604831" calcext:value-type="float">
            <text:p>364604831</text:p>
          </table:table-cell>
          <table:table-cell office:value-type="float" office:value="113244013" calcext:value-type="float">
            <text:p>113244013</text:p>
          </table:table-cell>
          <table:table-cell office:value-type="float" office:value="51445796" calcext:value-type="float">
            <text:p>51445796</text:p>
          </table:table-cell>
          <table:table-cell office:value-type="float" office:value="1036156" calcext:value-type="float">
            <text:p>1036156</text:p>
          </table:table-cell>
          <table:table-cell office:value-type="float" office:value="1471806" calcext:value-type="float">
            <text:p>1471806</text:p>
          </table:table-cell>
          <table:table-cell office:value-type="float" office:value="2597631" calcext:value-type="float">
            <text:p>2597631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284321870" calcext:value-type="float">
            <text:p>284321870</text:p>
          </table:table-cell>
          <table:table-cell office:value-type="float" office:value="106014770" calcext:value-type="float">
            <text:p>106014770</text:p>
          </table:table-cell>
          <table:table-cell office:value-type="float" office:value="59230720" calcext:value-type="float">
            <text:p>59230720</text:p>
          </table:table-cell>
          <table:table-cell office:value-type="float" office:value="3579936" calcext:value-type="float">
            <text:p>3579936</text:p>
          </table:table-cell>
          <table:table-cell office:value-type="float" office:value="8718912" calcext:value-type="float">
            <text:p>8718912</text:p>
          </table:table-cell>
          <table:table-cell office:value-type="float" office:value="4125136" calcext:value-type="float">
            <text:p>4125136</text:p>
          </table:table-cell>
          <table:table-cell office:value-type="float" office:value="143" calcext:value-type="float">
            <text:p>143</text:p>
          </table:table-cell>
          <table:table-cell office:value-type="float" office:value="105147" calcext:value-type="float">
            <text:p>105147</text:p>
          </table:table-cell>
          <table:table-cell office:value-type="float" office:value="88979" calcext:value-type="float">
            <text:p>88979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258260870" calcext:value-type="float">
            <text:p>258260870</text:p>
          </table:table-cell>
          <table:table-cell office:value-type="float" office:value="54311433" calcext:value-type="float">
            <text:p>54311433</text:p>
          </table:table-cell>
          <table:table-cell office:value-type="float" office:value="91343870" calcext:value-type="float">
            <text:p>91343870</text:p>
          </table:table-cell>
          <table:table-cell office:value-type="float" office:value="1033161" calcext:value-type="float">
            <text:p>1033161</text:p>
          </table:table-cell>
          <table:table-cell office:value-type="float" office:value="2909831" calcext:value-type="float">
            <text:p>2909831</text:p>
          </table:table-cell>
          <table:table-cell office:value-type="float" office:value="31861006" calcext:value-type="float">
            <text:p>31861006</text:p>
          </table:table-cell>
          <table:table-cell office:value-type="float" office:value="1313" calcext:value-type="float">
            <text:p>1313</text:p>
          </table:table-cell>
          <table:table-cell office:value-type="float" office:value="6105" calcext:value-type="float">
            <text:p>6105</text:p>
          </table:table-cell>
          <table:table-cell office:value-type="float" office:value="140846" calcext:value-type="float">
            <text:p>140846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242173088" calcext:value-type="float">
            <text:p>242173088</text:p>
          </table:table-cell>
          <table:table-cell office:value-type="float" office:value="59695414" calcext:value-type="float">
            <text:p>59695414</text:p>
          </table:table-cell>
          <table:table-cell office:value-type="float" office:value="26420352" calcext:value-type="float">
            <text:p>26420352</text:p>
          </table:table-cell>
          <table:table-cell office:value-type="float" office:value="93460" calcext:value-type="float">
            <text:p>93460</text:p>
          </table:table-cell>
          <table:table-cell office:value-type="float" office:value="2304739" calcext:value-type="float">
            <text:p>2304739</text:p>
          </table:table-cell>
          <table:table-cell office:value-type="float" office:value="3063969" calcext:value-type="float">
            <text:p>3063969</text:p>
          </table:table-cell>
          <table:table-cell office:value-type="float" office:value="11" calcext:value-type="float">
            <text:p>11</text:p>
          </table:table-cell>
          <table:table-cell office:value-type="float" office:value="56973" calcext:value-type="float">
            <text:p>56973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224494880" calcext:value-type="float">
            <text:p>224494880</text:p>
          </table:table-cell>
          <table:table-cell office:value-type="float" office:value="83299416" calcext:value-type="float">
            <text:p>83299416</text:p>
          </table:table-cell>
          <table:table-cell office:value-type="float" office:value="48443632" calcext:value-type="float">
            <text:p>48443632</text:p>
          </table:table-cell>
          <table:table-cell office:value-type="float" office:value="186448" calcext:value-type="float">
            <text:p>186448</text:p>
          </table:table-cell>
          <table:table-cell office:value-type="float" office:value="592742" calcext:value-type="float">
            <text:p>592742</text:p>
          </table:table-cell>
          <table:table-cell office:value-type="float" office:value="265764" calcext:value-type="float">
            <text:p>265764</text:p>
          </table:table-cell>
          <table:table-cell office:value-type="float" office:value="280" calcext:value-type="float">
            <text:p>280</text:p>
          </table:table-cell>
          <table:table-cell office:value-type="float" office:value="78" calcext:value-type="float">
            <text:p>7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201074832" calcext:value-type="float">
            <text:p>201074832</text:p>
          </table:table-cell>
          <table:table-cell office:value-type="float" office:value="54350150" calcext:value-type="float">
            <text:p>54350150</text:p>
          </table:table-cell>
          <table:table-cell office:value-type="float" office:value="3489542" calcext:value-type="float">
            <text:p>3489542</text:p>
          </table:table-cell>
          <table:table-cell office:value-type="float" office:value="11826" calcext:value-type="float">
            <text:p>11826</text:p>
          </table:table-cell>
          <table:table-cell office:value-type="float" office:value="875442" calcext:value-type="float">
            <text:p>875442</text:p>
          </table:table-cell>
          <table:table-cell office:value-type="float" office:value="21246" calcext:value-type="float">
            <text:p>21246</text:p>
          </table:table-cell>
          <table:table-cell office:value-type="float" office:value="81" calcext:value-type="float">
            <text:p>81</text:p>
          </table:table-cell>
          <table:table-cell office:value-type="float" office:value="5089" calcext:value-type="float">
            <text:p>50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197356930" calcext:value-type="float">
            <text:p>197356930</text:p>
          </table:table-cell>
          <table:table-cell office:value-type="float" office:value="56916917" calcext:value-type="float">
            <text:p>56916917</text:p>
          </table:table-cell>
          <table:table-cell office:value-type="float" office:value="7054947" calcext:value-type="float">
            <text:p>7054947</text:p>
          </table:table-cell>
          <table:table-cell office:value-type="float" office:value="38441" calcext:value-type="float">
            <text:p>38441</text:p>
          </table:table-cell>
          <table:table-cell office:value-type="float" office:value="1021269" calcext:value-type="float">
            <text:p>1021269</text:p>
          </table:table-cell>
          <table:table-cell office:value-type="float" office:value="55086" calcext:value-type="float">
            <text:p>55086</text:p>
          </table:table-cell>
          <table:table-cell office:value-type="float" office:value="112" calcext:value-type="float">
            <text:p>112</text:p>
          </table:table-cell>
          <table:table-cell office:value-type="float" office:value="10688" calcext:value-type="float">
            <text:p>1068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74559014" calcext:value-type="float">
            <text:p>174559014</text:p>
          </table:table-cell>
          <table:table-cell office:value-type="float" office:value="68363704" calcext:value-type="float">
            <text:p>68363704</text:p>
          </table:table-cell>
          <table:table-cell office:value-type="float" office:value="58010062" calcext:value-type="float">
            <text:p>58010062</text:p>
          </table:table-cell>
          <table:table-cell office:value-type="float" office:value="1386615" calcext:value-type="float">
            <text:p>1386615</text:p>
          </table:table-cell>
          <table:table-cell office:value-type="float" office:value="10804840" calcext:value-type="float">
            <text:p>10804840</text:p>
          </table:table-cell>
          <table:table-cell office:value-type="float" office:value="2607843" calcext:value-type="float">
            <text:p>2607843</text:p>
          </table:table-cell>
          <table:table-cell office:value-type="float" office:value="316" calcext:value-type="float">
            <text:p>316</text:p>
          </table:table-cell>
          <table:table-cell office:value-type="float" office:value="1404" calcext:value-type="float">
            <text:p>140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165953718" calcext:value-type="float">
            <text:p>165953718</text:p>
          </table:table-cell>
          <table:table-cell office:value-type="float" office:value="95091696" calcext:value-type="float">
            <text:p>95091696</text:p>
          </table:table-cell>
          <table:table-cell office:value-type="float" office:value="9975420" calcext:value-type="float">
            <text:p>9975420</text:p>
          </table:table-cell>
          <table:table-cell office:value-type="float" office:value="59289" calcext:value-type="float">
            <text:p>59289</text:p>
          </table:table-cell>
          <table:table-cell office:value-type="float" office:value="1006705" calcext:value-type="float">
            <text:p>1006705</text:p>
          </table:table-cell>
          <table:table-cell office:value-type="float" office:value="852986" calcext:value-type="float">
            <text:p>852986</text:p>
          </table:table-cell>
          <table:table-cell office:value-type="float" office:value="74" calcext:value-type="float">
            <text:p>74</text:p>
          </table:table-cell>
          <table:table-cell office:value-type="float" office:value="173" calcext:value-type="float">
            <text:p>173</text:p>
          </table:table-cell>
          <table:table-cell office:value-type="float" office:value="13307" calcext:value-type="float">
            <text:p>13307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160474356" calcext:value-type="float">
            <text:p>160474356</text:p>
          </table:table-cell>
          <table:table-cell office:value-type="float" office:value="86445408" calcext:value-type="float">
            <text:p>86445408</text:p>
          </table:table-cell>
          <table:table-cell office:value-type="float" office:value="14497056" calcext:value-type="float">
            <text:p>14497056</text:p>
          </table:table-cell>
          <table:table-cell office:value-type="float" office:value="136436" calcext:value-type="float">
            <text:p>136436</text:p>
          </table:table-cell>
          <table:table-cell office:value-type="float" office:value="677146" calcext:value-type="float">
            <text:p>677146</text:p>
          </table:table-cell>
          <table:table-cell office:value-type="float" office:value="1034553" calcext:value-type="float">
            <text:p>1034553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144050544" calcext:value-type="float">
            <text:p>144050544</text:p>
          </table:table-cell>
          <table:table-cell office:value-type="float" office:value="73083648" calcext:value-type="float">
            <text:p>73083648</text:p>
          </table:table-cell>
          <table:table-cell office:value-type="float" office:value="18939360" calcext:value-type="float">
            <text:p>18939360</text:p>
          </table:table-cell>
          <table:table-cell office:value-type="float" office:value="772885" calcext:value-type="float">
            <text:p>772885</text:p>
          </table:table-cell>
          <table:table-cell office:value-type="float" office:value="886601" calcext:value-type="float">
            <text:p>886601</text:p>
          </table:table-cell>
          <table:table-cell office:value-type="float" office:value="1666133" calcext:value-type="float">
            <text:p>16661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143630420" calcext:value-type="float">
            <text:p>143630420</text:p>
          </table:table-cell>
          <table:table-cell office:value-type="float" office:value="37342770" calcext:value-type="float">
            <text:p>37342770</text:p>
          </table:table-cell>
          <table:table-cell office:value-type="float" office:value="1070270" calcext:value-type="float">
            <text:p>1070270</text:p>
          </table:table-cell>
          <table:table-cell office:value-type="float" office:value="4896" calcext:value-type="float">
            <text:p>4896</text:p>
          </table:table-cell>
          <table:table-cell office:value-type="float" office:value="936441" calcext:value-type="float">
            <text:p>936441</text:p>
          </table:table-cell>
          <table:table-cell office:value-type="float" office:value="14415" calcext:value-type="float">
            <text:p>14415</text:p>
          </table:table-cell>
          <table:table-cell office:value-type="float" office:value="90" calcext:value-type="float">
            <text:p>90</text:p>
          </table:table-cell>
          <table:table-cell office:value-type="float" office:value="4244" calcext:value-type="float">
            <text:p>42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133705402" calcext:value-type="float">
            <text:p>133705402</text:p>
          </table:table-cell>
          <table:table-cell office:value-type="float" office:value="28651606" calcext:value-type="float">
            <text:p>28651606</text:p>
          </table:table-cell>
          <table:table-cell office:value-type="float" office:value="38206552" calcext:value-type="float">
            <text:p>38206552</text:p>
          </table:table-cell>
          <table:table-cell office:value-type="float" office:value="450710" calcext:value-type="float">
            <text:p>450710</text:p>
          </table:table-cell>
          <table:table-cell office:value-type="float" office:value="632247" calcext:value-type="float">
            <text:p>632247</text:p>
          </table:table-cell>
          <table:table-cell office:value-type="float" office:value="16633778" calcext:value-type="float">
            <text:p>16633778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173925" calcext:value-type="float">
            <text:p>173925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114870808" calcext:value-type="float">
            <text:p>114870808</text:p>
          </table:table-cell>
          <table:table-cell office:value-type="float" office:value="63188528" calcext:value-type="float">
            <text:p>63188528</text:p>
          </table:table-cell>
          <table:table-cell office:value-type="float" office:value="8279440" calcext:value-type="float">
            <text:p>8279440</text:p>
          </table:table-cell>
          <table:table-cell office:value-type="float" office:value="45413" calcext:value-type="float">
            <text:p>45413</text:p>
          </table:table-cell>
          <table:table-cell office:value-type="float" office:value="334491" calcext:value-type="float">
            <text:p>334491</text:p>
          </table:table-cell>
          <table:table-cell office:value-type="float" office:value="330318" calcext:value-type="float">
            <text:p>330318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113261430" calcext:value-type="float">
            <text:p>113261430</text:p>
          </table:table-cell>
          <table:table-cell office:value-type="float" office:value="44046978" calcext:value-type="float">
            <text:p>44046978</text:p>
          </table:table-cell>
          <table:table-cell office:value-type="float" office:value="22560562" calcext:value-type="float">
            <text:p>22560562</text:p>
          </table:table-cell>
          <table:table-cell office:value-type="float" office:value="289029" calcext:value-type="float">
            <text:p>289029</text:p>
          </table:table-cell>
          <table:table-cell office:value-type="float" office:value="1165195" calcext:value-type="float">
            <text:p>1165195</text:p>
          </table:table-cell>
          <table:table-cell office:value-type="float" office:value="1347949" calcext:value-type="float">
            <text:p>1347949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108761273" calcext:value-type="float">
            <text:p>108761273</text:p>
          </table:table-cell>
          <table:table-cell office:value-type="float" office:value="43544988" calcext:value-type="float">
            <text:p>43544988</text:p>
          </table:table-cell>
          <table:table-cell office:value-type="float" office:value="17890304" calcext:value-type="float">
            <text:p>17890304</text:p>
          </table:table-cell>
          <table:table-cell office:value-type="float" office:value="1043499" calcext:value-type="float">
            <text:p>1043499</text:p>
          </table:table-cell>
          <table:table-cell office:value-type="float" office:value="1824024" calcext:value-type="float">
            <text:p>1824024</text:p>
          </table:table-cell>
          <table:table-cell office:value-type="float" office:value="894735" calcext:value-type="float">
            <text:p>894735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106939619" calcext:value-type="float">
            <text:p>106939619</text:p>
          </table:table-cell>
          <table:table-cell office:value-type="float" office:value="33121940" calcext:value-type="float">
            <text:p>33121940</text:p>
          </table:table-cell>
          <table:table-cell office:value-type="float" office:value="8852200" calcext:value-type="float">
            <text:p>8852200</text:p>
          </table:table-cell>
          <table:table-cell office:value-type="float" office:value="37200" calcext:value-type="float">
            <text:p>37200</text:p>
          </table:table-cell>
          <table:table-cell office:value-type="float" office:value="1964789" calcext:value-type="float">
            <text:p>1964789</text:p>
          </table:table-cell>
          <table:table-cell office:value-type="float" office:value="334842" calcext:value-type="float">
            <text:p>33484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92737576" calcext:value-type="float">
            <text:p>92737576</text:p>
          </table:table-cell>
          <table:table-cell office:value-type="float" office:value="22676000" calcext:value-type="float">
            <text:p>22676000</text:p>
          </table:table-cell>
          <table:table-cell office:value-type="float" office:value="18419188" calcext:value-type="float">
            <text:p>18419188</text:p>
          </table:table-cell>
          <table:table-cell office:value-type="float" office:value="845795" calcext:value-type="float">
            <text:p>845795</text:p>
          </table:table-cell>
          <table:table-cell office:value-type="float" office:value="2735388" calcext:value-type="float">
            <text:p>2735388</text:p>
          </table:table-cell>
          <table:table-cell office:value-type="float" office:value="2461809" calcext:value-type="float">
            <text:p>24618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813" calcext:value-type="float">
            <text:p>17813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89278240" calcext:value-type="float">
            <text:p>89278240</text:p>
          </table:table-cell>
          <table:table-cell office:value-type="float" office:value="41180000" calcext:value-type="float">
            <text:p>41180000</text:p>
          </table:table-cell>
          <table:table-cell office:value-type="float" office:value="15813120" calcext:value-type="float">
            <text:p>15813120</text:p>
          </table:table-cell>
          <table:table-cell office:value-type="float" office:value="112438" calcext:value-type="float">
            <text:p>112438</text:p>
          </table:table-cell>
          <table:table-cell office:value-type="float" office:value="472440" calcext:value-type="float">
            <text:p>472440</text:p>
          </table:table-cell>
          <table:table-cell office:value-type="float" office:value="1033496" calcext:value-type="float">
            <text:p>10334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80728097" calcext:value-type="float">
            <text:p>80728097</text:p>
          </table:table-cell>
          <table:table-cell office:value-type="float" office:value="22728108" calcext:value-type="float">
            <text:p>22728108</text:p>
          </table:table-cell>
          <table:table-cell office:value-type="float" office:value="10816258" calcext:value-type="float">
            <text:p>10816258</text:p>
          </table:table-cell>
          <table:table-cell office:value-type="float" office:value="1377884" calcext:value-type="float">
            <text:p>1377884</text:p>
          </table:table-cell>
          <table:table-cell office:value-type="float" office:value="1092513" calcext:value-type="float">
            <text:p>1092513</text:p>
          </table:table-cell>
          <table:table-cell office:value-type="float" office:value="1598953" calcext:value-type="float">
            <text:p>1598953</text:p>
          </table:table-cell>
          <table:table-cell office:value-type="float" office:value="99" calcext:value-type="float">
            <text:p>99</text:p>
          </table:table-cell>
          <table:table-cell office:value-type="float" office:value="29874" calcext:value-type="float">
            <text:p>2987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80357437" calcext:value-type="float">
            <text:p>80357437</text:p>
          </table:table-cell>
          <table:table-cell office:value-type="float" office:value="28592690" calcext:value-type="float">
            <text:p>28592690</text:p>
          </table:table-cell>
          <table:table-cell office:value-type="float" office:value="22371360" calcext:value-type="float">
            <text:p>22371360</text:p>
          </table:table-cell>
          <table:table-cell office:value-type="float" office:value="1266402" calcext:value-type="float">
            <text:p>1266402</text:p>
          </table:table-cell>
          <table:table-cell office:value-type="float" office:value="950131" calcext:value-type="float">
            <text:p>950131</text:p>
          </table:table-cell>
          <table:table-cell office:value-type="float" office:value="590079" calcext:value-type="float">
            <text:p>590079</text:p>
          </table:table-cell>
          <table:table-cell office:value-type="float" office:value="151" calcext:value-type="float">
            <text:p>151</text:p>
          </table:table-cell>
          <table:table-cell office:value-type="float" office:value="337" calcext:value-type="float">
            <text:p>33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77956036" calcext:value-type="float">
            <text:p>77956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75543012" calcext:value-type="float">
            <text:p>75543012</text:p>
          </table:table-cell>
          <table:table-cell office:value-type="float" office:value="29156952" calcext:value-type="float">
            <text:p>29156952</text:p>
          </table:table-cell>
          <table:table-cell office:value-type="float" office:value="16787336" calcext:value-type="float">
            <text:p>16787336</text:p>
          </table:table-cell>
          <table:table-cell office:value-type="float" office:value="706786" calcext:value-type="float">
            <text:p>706786</text:p>
          </table:table-cell>
          <table:table-cell office:value-type="float" office:value="1352285" calcext:value-type="float">
            <text:p>1352285</text:p>
          </table:table-cell>
          <table:table-cell office:value-type="float" office:value="394804" calcext:value-type="float">
            <text:p>39480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74711362" calcext:value-type="float">
            <text:p>74711362</text:p>
          </table:table-cell>
          <table:table-cell office:value-type="float" office:value="27659062" calcext:value-type="float">
            <text:p>27659062</text:p>
          </table:table-cell>
          <table:table-cell office:value-type="float" office:value="13193022" calcext:value-type="float">
            <text:p>13193022</text:p>
          </table:table-cell>
          <table:table-cell office:value-type="float" office:value="988010" calcext:value-type="float">
            <text:p>988010</text:p>
          </table:table-cell>
          <table:table-cell office:value-type="float" office:value="2802764" calcext:value-type="float">
            <text:p>2802764</text:p>
          </table:table-cell>
          <table:table-cell office:value-type="float" office:value="1637687" calcext:value-type="float">
            <text:p>1637687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73702410" calcext:value-type="float">
            <text:p>73702410</text:p>
          </table:table-cell>
          <table:table-cell office:value-type="float" office:value="28527672" calcext:value-type="float">
            <text:p>28527672</text:p>
          </table:table-cell>
          <table:table-cell office:value-type="float" office:value="22860062" calcext:value-type="float">
            <text:p>22860062</text:p>
          </table:table-cell>
          <table:table-cell office:value-type="float" office:value="106567" calcext:value-type="float">
            <text:p>106567</text:p>
          </table:table-cell>
          <table:table-cell office:value-type="float" office:value="406168" calcext:value-type="float">
            <text:p>406168</text:p>
          </table:table-cell>
          <table:table-cell office:value-type="float" office:value="83327" calcext:value-type="float">
            <text:p>8332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70012734" calcext:value-type="float">
            <text:p>70012734</text:p>
          </table:table-cell>
          <table:table-cell office:value-type="float" office:value="17838455" calcext:value-type="float">
            <text:p>17838455</text:p>
          </table:table-cell>
          <table:table-cell office:value-type="float" office:value="212649" calcext:value-type="float">
            <text:p>212649</text:p>
          </table:table-cell>
          <table:table-cell office:value-type="float" office:value="1389" calcext:value-type="float">
            <text:p>1389</text:p>
          </table:table-cell>
          <table:table-cell office:value-type="float" office:value="707340" calcext:value-type="float">
            <text:p>707340</text:p>
          </table:table-cell>
          <table:table-cell office:value-type="float" office:value="6758" calcext:value-type="float">
            <text:p>6758</text:p>
          </table:table-cell>
          <table:table-cell office:value-type="float" office:value="71" calcext:value-type="float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68909497" calcext:value-type="float">
            <text:p>68909497</text:p>
          </table:table-cell>
          <table:table-cell office:value-type="float" office:value="26089056" calcext:value-type="float">
            <text:p>26089056</text:p>
          </table:table-cell>
          <table:table-cell office:value-type="float" office:value="3880377" calcext:value-type="float">
            <text:p>3880377</text:p>
          </table:table-cell>
          <table:table-cell office:value-type="float" office:value="296935" calcext:value-type="float">
            <text:p>296935</text:p>
          </table:table-cell>
          <table:table-cell office:value-type="float" office:value="312706" calcext:value-type="float">
            <text:p>312706</text:p>
          </table:table-cell>
          <table:table-cell office:value-type="float" office:value="383923" calcext:value-type="float">
            <text:p>3839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66957030" calcext:value-type="float">
            <text:p>66957030</text:p>
          </table:table-cell>
          <table:table-cell office:value-type="float" office:value="32238570" calcext:value-type="float">
            <text:p>32238570</text:p>
          </table:table-cell>
          <table:table-cell office:value-type="float" office:value="19839120" calcext:value-type="float">
            <text:p>19839120</text:p>
          </table:table-cell>
          <table:table-cell office:value-type="float" office:value="126660" calcext:value-type="float">
            <text:p>126660</text:p>
          </table:table-cell>
          <table:table-cell office:value-type="float" office:value="3646539" calcext:value-type="float">
            <text:p>3646539</text:p>
          </table:table-cell>
          <table:table-cell office:value-type="float" office:value="102979" calcext:value-type="float">
            <text:p>10297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62021105" calcext:value-type="float">
            <text:p>62021105</text:p>
          </table:table-cell>
          <table:table-cell office:value-type="float" office:value="29980560" calcext:value-type="float">
            <text:p>29980560</text:p>
          </table:table-cell>
          <table:table-cell office:value-type="float" office:value="23803790" calcext:value-type="float">
            <text:p>23803790</text:p>
          </table:table-cell>
          <table:table-cell office:value-type="float" office:value="1599964" calcext:value-type="float">
            <text:p>1599964</text:p>
          </table:table-cell>
          <table:table-cell office:value-type="float" office:value="2812778" calcext:value-type="float">
            <text:p>2812778</text:p>
          </table:table-cell>
          <table:table-cell office:value-type="float" office:value="392498" calcext:value-type="float">
            <text:p>39249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61269474" calcext:value-type="float">
            <text:p>61269474</text:p>
          </table:table-cell>
          <table:table-cell office:value-type="float" office:value="28052766" calcext:value-type="float">
            <text:p>28052766</text:p>
          </table:table-cell>
          <table:table-cell office:value-type="float" office:value="7396998" calcext:value-type="float">
            <text:p>7396998</text:p>
          </table:table-cell>
          <table:table-cell office:value-type="float" office:value="234997" calcext:value-type="float">
            <text:p>234997</text:p>
          </table:table-cell>
          <table:table-cell office:value-type="float" office:value="192365" calcext:value-type="float">
            <text:p>192365</text:p>
          </table:table-cell>
          <table:table-cell office:value-type="float" office:value="457566" calcext:value-type="float">
            <text:p>45756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58591144" calcext:value-type="float">
            <text:p>58591144</text:p>
          </table:table-cell>
          <table:table-cell office:value-type="float" office:value="30094912" calcext:value-type="float">
            <text:p>30094912</text:p>
          </table:table-cell>
          <table:table-cell office:value-type="float" office:value="5690132" calcext:value-type="float">
            <text:p>5690132</text:p>
          </table:table-cell>
          <table:table-cell office:value-type="float" office:value="140866" calcext:value-type="float">
            <text:p>140866</text:p>
          </table:table-cell>
          <table:table-cell office:value-type="float" office:value="476330" calcext:value-type="float">
            <text:p>476330</text:p>
          </table:table-cell>
          <table:table-cell office:value-type="float" office:value="292547" calcext:value-type="float">
            <text:p>292547</text:p>
          </table:table-cell>
          <table:table-cell office:value-type="float" office:value="42" calcext:value-type="float">
            <text:p>42</text:p>
          </table:table-cell>
          <table:table-cell office:value-type="float" office:value="5436" calcext:value-type="float">
            <text:p>543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57077720" calcext:value-type="float">
            <text:p>57077720</text:p>
          </table:table-cell>
          <table:table-cell office:value-type="float" office:value="26500370" calcext:value-type="float">
            <text:p>26500370</text:p>
          </table:table-cell>
          <table:table-cell office:value-type="float" office:value="13454034" calcext:value-type="float">
            <text:p>13454034</text:p>
          </table:table-cell>
          <table:table-cell office:value-type="float" office:value="1418881" calcext:value-type="float">
            <text:p>1418881</text:p>
          </table:table-cell>
          <table:table-cell office:value-type="float" office:value="3796585" calcext:value-type="float">
            <text:p>3796585</text:p>
          </table:table-cell>
          <table:table-cell office:value-type="float" office:value="1165551" calcext:value-type="float">
            <text:p>1165551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56433444" calcext:value-type="float">
            <text:p>56433444</text:p>
          </table:table-cell>
          <table:table-cell office:value-type="float" office:value="32903524" calcext:value-type="float">
            <text:p>32903524</text:p>
          </table:table-cell>
          <table:table-cell office:value-type="float" office:value="4712378" calcext:value-type="float">
            <text:p>4712378</text:p>
          </table:table-cell>
          <table:table-cell office:value-type="float" office:value="107972" calcext:value-type="float">
            <text:p>107972</text:p>
          </table:table-cell>
          <table:table-cell office:value-type="float" office:value="1279700" calcext:value-type="float">
            <text:p>1279700</text:p>
          </table:table-cell>
          <table:table-cell office:value-type="float" office:value="343669" calcext:value-type="float">
            <text:p>343669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56429153" calcext:value-type="float">
            <text:p>56429153</text:p>
          </table:table-cell>
          <table:table-cell office:value-type="float" office:value="19513411" calcext:value-type="float">
            <text:p>19513411</text:p>
          </table:table-cell>
          <table:table-cell office:value-type="float" office:value="19648898" calcext:value-type="float">
            <text:p>19648898</text:p>
          </table:table-cell>
          <table:table-cell office:value-type="float" office:value="1067855" calcext:value-type="float">
            <text:p>1067855</text:p>
          </table:table-cell>
          <table:table-cell office:value-type="float" office:value="1273486" calcext:value-type="float">
            <text:p>1273486</text:p>
          </table:table-cell>
          <table:table-cell office:value-type="float" office:value="71967" calcext:value-type="float">
            <text:p>7196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53656226" calcext:value-type="float">
            <text:p>53656226</text:p>
          </table:table-cell>
          <table:table-cell office:value-type="float" office:value="0" calcext:value-type="float">
            <text:p>0</text:p>
          </table:table-cell>
          <table:table-cell office:value-type="float" office:value="8074" calcext:value-type="float">
            <text:p>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51745815" calcext:value-type="float">
            <text:p>51745815</text:p>
          </table:table-cell>
          <table:table-cell office:value-type="float" office:value="18685536" calcext:value-type="float">
            <text:p>18685536</text:p>
          </table:table-cell>
          <table:table-cell office:value-type="float" office:value="10379680" calcext:value-type="float">
            <text:p>10379680</text:p>
          </table:table-cell>
          <table:table-cell office:value-type="float" office:value="374955" calcext:value-type="float">
            <text:p>374955</text:p>
          </table:table-cell>
          <table:table-cell office:value-type="float" office:value="711250" calcext:value-type="float">
            <text:p>711250</text:p>
          </table:table-cell>
          <table:table-cell office:value-type="float" office:value="83250" calcext:value-type="float">
            <text:p>83250</text:p>
          </table:table-cell>
          <table:table-cell office:value-type="float" office:value="254" calcext:value-type="float">
            <text:p>254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51157302" calcext:value-type="float">
            <text:p>51157302</text:p>
          </table:table-cell>
          <table:table-cell office:value-type="float" office:value="21952391" calcext:value-type="float">
            <text:p>21952391</text:p>
          </table:table-cell>
          <table:table-cell office:value-type="float" office:value="12587762" calcext:value-type="float">
            <text:p>12587762</text:p>
          </table:table-cell>
          <table:table-cell office:value-type="float" office:value="1037808" calcext:value-type="float">
            <text:p>1037808</text:p>
          </table:table-cell>
          <table:table-cell office:value-type="float" office:value="1846019" calcext:value-type="float">
            <text:p>1846019</text:p>
          </table:table-cell>
          <table:table-cell office:value-type="float" office:value="1625885" calcext:value-type="float">
            <text:p>162588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50732929" calcext:value-type="float">
            <text:p>50732929</text:p>
          </table:table-cell>
          <table:table-cell office:value-type="float" office:value="20736309" calcext:value-type="float">
            <text:p>20736309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148563" calcext:value-type="float">
            <text:p>148563</text:p>
          </table:table-cell>
          <table:table-cell office:value-type="float" office:value="1321950" calcext:value-type="float">
            <text:p>1321950</text:p>
          </table:table-cell>
          <table:table-cell office:value-type="float" office:value="236306" calcext:value-type="float">
            <text:p>236306</text:p>
          </table:table-cell>
          <table:table-cell office:value-type="float" office:value="277" calcext:value-type="float">
            <text:p>277</text:p>
          </table:table-cell>
          <table:table-cell office:value-type="float" office:value="8865" calcext:value-type="float">
            <text:p>886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45561810" calcext:value-type="float">
            <text:p>45561810</text:p>
          </table:table-cell>
          <table:table-cell office:value-type="float" office:value="19255740" calcext:value-type="float">
            <text:p>19255740</text:p>
          </table:table-cell>
          <table:table-cell office:value-type="float" office:value="16450770" calcext:value-type="float">
            <text:p>16450770</text:p>
          </table:table-cell>
          <table:table-cell office:value-type="float" office:value="384638" calcext:value-type="float">
            <text:p>384638</text:p>
          </table:table-cell>
          <table:table-cell office:value-type="float" office:value="536606" calcext:value-type="float">
            <text:p>536606</text:p>
          </table:table-cell>
          <table:table-cell office:value-type="float" office:value="122481" calcext:value-type="float">
            <text:p>12248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45069240" calcext:value-type="float">
            <text:p>45069240</text:p>
          </table:table-cell>
          <table:table-cell office:value-type="float" office:value="5228280" calcext:value-type="float">
            <text:p>5228280</text:p>
          </table:table-cell>
          <table:table-cell office:value-type="float" office:value="124080" calcext:value-type="float">
            <text:p>124080</text:p>
          </table:table-cell>
          <table:table-cell office:value-type="float" office:value="30603" calcext:value-type="float">
            <text:p>30603</text:p>
          </table:table-cell>
          <table:table-cell office:value-type="float" office:value="487422" calcext:value-type="float">
            <text:p>4874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43802052" calcext:value-type="float">
            <text:p>43802052</text:p>
          </table:table-cell>
          <table:table-cell office:value-type="float" office:value="17770248" calcext:value-type="float">
            <text:p>17770248</text:p>
          </table:table-cell>
          <table:table-cell office:value-type="float" office:value="11644108" calcext:value-type="float">
            <text:p>11644108</text:p>
          </table:table-cell>
          <table:table-cell office:value-type="float" office:value="323798" calcext:value-type="float">
            <text:p>323798</text:p>
          </table:table-cell>
          <table:table-cell office:value-type="float" office:value="949187" calcext:value-type="float">
            <text:p>949187</text:p>
          </table:table-cell>
          <table:table-cell office:value-type="float" office:value="91884" calcext:value-type="float">
            <text:p>91884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41919632" calcext:value-type="float">
            <text:p>41919632</text:p>
          </table:table-cell>
          <table:table-cell office:value-type="float" office:value="15006139" calcext:value-type="float">
            <text:p>15006139</text:p>
          </table:table-cell>
          <table:table-cell office:value-type="float" office:value="14184859" calcext:value-type="float">
            <text:p>14184859</text:p>
          </table:table-cell>
          <table:table-cell office:value-type="float" office:value="229558" calcext:value-type="float">
            <text:p>229558</text:p>
          </table:table-cell>
          <table:table-cell office:value-type="float" office:value="835596" calcext:value-type="float">
            <text:p>835596</text:p>
          </table:table-cell>
          <table:table-cell office:value-type="float" office:value="741168" calcext:value-type="float">
            <text:p>74116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41831379" calcext:value-type="float">
            <text:p>41831379</text:p>
          </table:table-cell>
          <table:table-cell office:value-type="float" office:value="18528064" calcext:value-type="float">
            <text:p>18528064</text:p>
          </table:table-cell>
          <table:table-cell office:value-type="float" office:value="9594407" calcext:value-type="float">
            <text:p>9594407</text:p>
          </table:table-cell>
          <table:table-cell office:value-type="float" office:value="444886" calcext:value-type="float">
            <text:p>444886</text:p>
          </table:table-cell>
          <table:table-cell office:value-type="float" office:value="472642" calcext:value-type="float">
            <text:p>472642</text:p>
          </table:table-cell>
          <table:table-cell office:value-type="float" office:value="201867" calcext:value-type="float">
            <text:p>201867</text:p>
          </table:table-cell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40828567" calcext:value-type="float">
            <text:p>40828567</text:p>
          </table:table-cell>
          <table:table-cell office:value-type="float" office:value="13518077" calcext:value-type="float">
            <text:p>13518077</text:p>
          </table:table-cell>
          <table:table-cell office:value-type="float" office:value="10637886" calcext:value-type="float">
            <text:p>10637886</text:p>
          </table:table-cell>
          <table:table-cell office:value-type="float" office:value="809273" calcext:value-type="float">
            <text:p>809273</text:p>
          </table:table-cell>
          <table:table-cell office:value-type="float" office:value="1197149" calcext:value-type="float">
            <text:p>1197149</text:p>
          </table:table-cell>
          <table:table-cell office:value-type="float" office:value="42190" calcext:value-type="float">
            <text:p>42190</text:p>
          </table:table-cell>
          <table:table-cell office:value-type="float" office:value="26" calcext:value-type="float">
            <text:p>26</text:p>
          </table:table-cell>
          <table:table-cell office:value-type="float" office:value="2845" calcext:value-type="float">
            <text:p>28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40215426" calcext:value-type="float">
            <text:p>40215426</text:p>
          </table:table-cell>
          <table:table-cell office:value-type="float" office:value="10821758" calcext:value-type="float">
            <text:p>10821758</text:p>
          </table:table-cell>
          <table:table-cell office:value-type="float" office:value="3769034" calcext:value-type="float">
            <text:p>3769034</text:p>
          </table:table-cell>
          <table:table-cell office:value-type="float" office:value="113069" calcext:value-type="float">
            <text:p>113069</text:p>
          </table:table-cell>
          <table:table-cell office:value-type="float" office:value="395553" calcext:value-type="float">
            <text:p>395553</text:p>
          </table:table-cell>
          <table:table-cell office:value-type="float" office:value="201729" calcext:value-type="float">
            <text:p>201729</text:p>
          </table:table-cell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39884900" calcext:value-type="float">
            <text:p>39884900</text:p>
          </table:table-cell>
          <table:table-cell office:value-type="float" office:value="11058995" calcext:value-type="float">
            <text:p>11058995</text:p>
          </table:table-cell>
          <table:table-cell office:value-type="float" office:value="7976980" calcext:value-type="float">
            <text:p>7976980</text:p>
          </table:table-cell>
          <table:table-cell office:value-type="float" office:value="691397" calcext:value-type="float">
            <text:p>691397</text:p>
          </table:table-cell>
          <table:table-cell office:value-type="float" office:value="559339" calcext:value-type="float">
            <text:p>559339</text:p>
          </table:table-cell>
          <table:table-cell office:value-type="float" office:value="617531" calcext:value-type="float">
            <text:p>6175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39168103" calcext:value-type="float">
            <text:p>39168103</text:p>
          </table:table-cell>
          <table:table-cell office:value-type="float" office:value="16979027" calcext:value-type="float">
            <text:p>16979027</text:p>
          </table:table-cell>
          <table:table-cell office:value-type="float" office:value="15798757" calcext:value-type="float">
            <text:p>15798757</text:p>
          </table:table-cell>
          <table:table-cell office:value-type="float" office:value="128058" calcext:value-type="float">
            <text:p>128058</text:p>
          </table:table-cell>
          <table:table-cell office:value-type="float" office:value="508440" calcext:value-type="float">
            <text:p>508440</text:p>
          </table:table-cell>
          <table:table-cell office:value-type="float" office:value="81085" calcext:value-type="float">
            <text:p>8108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39152195" calcext:value-type="float">
            <text:p>39152195</text:p>
          </table:table-cell>
          <table:table-cell office:value-type="float" office:value="15120851" calcext:value-type="float">
            <text:p>15120851</text:p>
          </table:table-cell>
          <table:table-cell office:value-type="float" office:value="11292449" calcext:value-type="float">
            <text:p>11292449</text:p>
          </table:table-cell>
          <table:table-cell office:value-type="float" office:value="847290" calcext:value-type="float">
            <text:p>847290</text:p>
          </table:table-cell>
          <table:table-cell office:value-type="float" office:value="1222800" calcext:value-type="float">
            <text:p>1222800</text:p>
          </table:table-cell>
          <table:table-cell office:value-type="float" office:value="743913" calcext:value-type="float">
            <text:p>743913</text:p>
          </table:table-cell>
          <table:table-cell office:value-type="float" office:value="52" calcext:value-type="float">
            <text:p>52</text:p>
          </table:table-cell>
          <table:table-cell office:value-type="float" office:value="2133" calcext:value-type="float">
            <text:p>213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37015836" calcext:value-type="float">
            <text:p>37015836</text:p>
          </table:table-cell>
          <table:table-cell office:value-type="float" office:value="19578624" calcext:value-type="float">
            <text:p>19578624</text:p>
          </table:table-cell>
          <table:table-cell office:value-type="float" office:value="4541676" calcext:value-type="float">
            <text:p>4541676</text:p>
          </table:table-cell>
          <table:table-cell office:value-type="float" office:value="187022" calcext:value-type="float">
            <text:p>187022</text:p>
          </table:table-cell>
          <table:table-cell office:value-type="float" office:value="222049" calcext:value-type="float">
            <text:p>222049</text:p>
          </table:table-cell>
          <table:table-cell office:value-type="float" office:value="308212" calcext:value-type="float">
            <text:p>30821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36950093" calcext:value-type="float">
            <text:p>36950093</text:p>
          </table:table-cell>
          <table:table-cell office:value-type="float" office:value="12098493" calcext:value-type="float">
            <text:p>12098493</text:p>
          </table:table-cell>
          <table:table-cell office:value-type="float" office:value="7024808" calcext:value-type="float">
            <text:p>7024808</text:p>
          </table:table-cell>
          <table:table-cell office:value-type="float" office:value="121" calcext:value-type="float">
            <text:p>121</text:p>
          </table:table-cell>
          <table:table-cell office:value-type="float" office:value="1887635" calcext:value-type="float">
            <text:p>1887635</text:p>
          </table:table-cell>
          <table:table-cell office:value-type="float" office:value="96688" calcext:value-type="float">
            <text:p>96688</text:p>
          </table:table-cell>
          <table:table-cell office:value-type="float" office:value="121" calcext:value-type="float">
            <text:p>121</text:p>
          </table:table-cell>
          <table:table-cell office:value-type="float" office:value="13879" calcext:value-type="float">
            <text:p>13879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35663940" calcext:value-type="float">
            <text:p>35663940</text:p>
          </table:table-cell>
          <table:table-cell office:value-type="float" office:value="16534417" calcext:value-type="float">
            <text:p>16534417</text:p>
          </table:table-cell>
          <table:table-cell office:value-type="float" office:value="15254467" calcext:value-type="float">
            <text:p>15254467</text:p>
          </table:table-cell>
          <table:table-cell office:value-type="float" office:value="135894" calcext:value-type="float">
            <text:p>135894</text:p>
          </table:table-cell>
          <table:table-cell office:value-type="float" office:value="235359" calcext:value-type="float">
            <text:p>235359</text:p>
          </table:table-cell>
          <table:table-cell office:value-type="float" office:value="848379" calcext:value-type="float">
            <text:p>848379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34764492" calcext:value-type="float">
            <text:p>34764492</text:p>
          </table:table-cell>
          <table:table-cell office:value-type="float" office:value="3918640" calcext:value-type="float">
            <text:p>3918640</text:p>
          </table:table-cell>
          <table:table-cell office:value-type="float" office:value="0" calcext:value-type="float">
            <text:p>0</text:p>
          </table:table-cell>
          <table:table-cell office:value-type="float" office:value="10631" calcext:value-type="float">
            <text:p>1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34475052" calcext:value-type="float">
            <text:p>34475052</text:p>
          </table:table-cell>
          <table:table-cell office:value-type="float" office:value="10831886" calcext:value-type="float">
            <text:p>10831886</text:p>
          </table:table-cell>
          <table:table-cell office:value-type="float" office:value="1975938" calcext:value-type="float">
            <text:p>1975938</text:p>
          </table:table-cell>
          <table:table-cell office:value-type="float" office:value="20539" calcext:value-type="float">
            <text:p>20539</text:p>
          </table:table-cell>
          <table:table-cell office:value-type="float" office:value="287448" calcext:value-type="float">
            <text:p>287448</text:p>
          </table:table-cell>
          <table:table-cell office:value-type="float" office:value="26344" calcext:value-type="float">
            <text:p>26344</text:p>
          </table:table-cell>
          <table:table-cell office:value-type="float" office:value="68" calcext:value-type="float">
            <text:p>68</text:p>
          </table:table-cell>
          <table:table-cell office:value-type="float" office:value="4145" calcext:value-type="float">
            <text:p>41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34388990" calcext:value-type="float">
            <text:p>34388990</text:p>
          </table:table-cell>
          <table:table-cell office:value-type="float" office:value="11923601" calcext:value-type="float">
            <text:p>11923601</text:p>
          </table:table-cell>
          <table:table-cell office:value-type="float" office:value="16590084" calcext:value-type="float">
            <text:p>16590084</text:p>
          </table:table-cell>
          <table:table-cell office:value-type="float" office:value="780399" calcext:value-type="float">
            <text:p>780399</text:p>
          </table:table-cell>
          <table:table-cell office:value-type="float" office:value="1395855" calcext:value-type="float">
            <text:p>1395855</text:p>
          </table:table-cell>
          <table:table-cell office:value-type="float" office:value="571726" calcext:value-type="float">
            <text:p>571726</text:p>
          </table:table-cell>
          <table:table-cell office:value-type="float" office:value="179" calcext:value-type="float">
            <text:p>179</text:p>
          </table:table-cell>
          <table:table-cell office:value-type="float" office:value="361" calcext:value-type="float">
            <text:p>36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33704990" calcext:value-type="float">
            <text:p>33704990</text:p>
          </table:table-cell>
          <table:table-cell office:value-type="float" office:value="10930650" calcext:value-type="float">
            <text:p>10930650</text:p>
          </table:table-cell>
          <table:table-cell office:value-type="float" office:value="19402535" calcext:value-type="float">
            <text:p>19402535</text:p>
          </table:table-cell>
          <table:table-cell office:value-type="float" office:value="735259" calcext:value-type="float">
            <text:p>735259</text:p>
          </table:table-cell>
          <table:table-cell office:value-type="float" office:value="238256" calcext:value-type="float">
            <text:p>238256</text:p>
          </table:table-cell>
          <table:table-cell office:value-type="float" office:value="403161" calcext:value-type="float">
            <text:p>40316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33561240" calcext:value-type="float">
            <text:p>33561240</text:p>
          </table:table-cell>
          <table:table-cell office:value-type="float" office:value="13860844" calcext:value-type="float">
            <text:p>13860844</text:p>
          </table:table-cell>
          <table:table-cell office:value-type="float" office:value="8495356" calcext:value-type="float">
            <text:p>8495356</text:p>
          </table:table-cell>
          <table:table-cell office:value-type="float" office:value="960448" calcext:value-type="float">
            <text:p>960448</text:p>
          </table:table-cell>
          <table:table-cell office:value-type="float" office:value="1079144" calcext:value-type="float">
            <text:p>1079144</text:p>
          </table:table-cell>
          <table:table-cell office:value-type="float" office:value="106421" calcext:value-type="float">
            <text:p>10642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32779286" calcext:value-type="float">
            <text:p>32779286</text:p>
          </table:table-cell>
          <table:table-cell office:value-type="float" office:value="12367239" calcext:value-type="float">
            <text:p>12367239</text:p>
          </table:table-cell>
          <table:table-cell office:value-type="float" office:value="10955489" calcext:value-type="float">
            <text:p>10955489</text:p>
          </table:table-cell>
          <table:table-cell office:value-type="float" office:value="1030463" calcext:value-type="float">
            <text:p>1030463</text:p>
          </table:table-cell>
          <table:table-cell office:value-type="float" office:value="2199188" calcext:value-type="float">
            <text:p>2199188</text:p>
          </table:table-cell>
          <table:table-cell office:value-type="float" office:value="819141" calcext:value-type="float">
            <text:p>819141</text:p>
          </table:table-cell>
          <table:table-cell office:value-type="float" office:value="488" calcext:value-type="float">
            <text:p>488</text:p>
          </table:table-cell>
          <table:table-cell office:value-type="float" office:value="2751" calcext:value-type="float">
            <text:p>2751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32034789" calcext:value-type="float">
            <text:p>32034789</text:p>
          </table:table-cell>
          <table:table-cell office:value-type="float" office:value="13035743" calcext:value-type="float">
            <text:p>13035743</text:p>
          </table:table-cell>
          <table:table-cell office:value-type="float" office:value="10249682" calcext:value-type="float">
            <text:p>10249682</text:p>
          </table:table-cell>
          <table:table-cell office:value-type="float" office:value="1753330" calcext:value-type="float">
            <text:p>1753330</text:p>
          </table:table-cell>
          <table:table-cell office:value-type="float" office:value="2281266" calcext:value-type="float">
            <text:p>2281266</text:p>
          </table:table-cell>
          <table:table-cell office:value-type="float" office:value="412753" calcext:value-type="float">
            <text:p>412753</text:p>
          </table:table-cell>
          <table:table-cell office:value-type="float" office:value="115" calcext:value-type="float">
            <text:p>115</text:p>
          </table:table-cell>
          <table:table-cell office:value-type="float" office:value="1550" calcext:value-type="float">
            <text:p>1550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32018860" calcext:value-type="float">
            <text:p>32018860</text:p>
          </table:table-cell>
          <table:table-cell office:value-type="float" office:value="11103078" calcext:value-type="float">
            <text:p>11103078</text:p>
          </table:table-cell>
          <table:table-cell office:value-type="float" office:value="6841913" calcext:value-type="float">
            <text:p>6841913</text:p>
          </table:table-cell>
          <table:table-cell office:value-type="float" office:value="265643" calcext:value-type="float">
            <text:p>265643</text:p>
          </table:table-cell>
          <table:table-cell office:value-type="float" office:value="1350053" calcext:value-type="float">
            <text:p>1350053</text:p>
          </table:table-cell>
          <table:table-cell office:value-type="float" office:value="20517" calcext:value-type="float">
            <text:p>2051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31335504" calcext:value-type="float">
            <text:p>31335504</text:p>
          </table:table-cell>
          <table:table-cell office:value-type="float" office:value="14977415" calcext:value-type="float">
            <text:p>14977415</text:p>
          </table:table-cell>
          <table:table-cell office:value-type="float" office:value="7130124" calcext:value-type="float">
            <text:p>7130124</text:p>
          </table:table-cell>
          <table:table-cell office:value-type="float" office:value="521628" calcext:value-type="float">
            <text:p>521628</text:p>
          </table:table-cell>
          <table:table-cell office:value-type="float" office:value="441327" calcext:value-type="float">
            <text:p>441327</text:p>
          </table:table-cell>
          <table:table-cell office:value-type="float" office:value="133106" calcext:value-type="float">
            <text:p>133106</text:p>
          </table:table-cell>
          <table:table-cell office:value-type="float" office:value="41" calcext:value-type="float">
            <text:p>41</text:p>
          </table:table-cell>
          <table:table-cell office:value-type="float" office:value="1045" calcext:value-type="float">
            <text:p>104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30999984" calcext:value-type="float">
            <text:p>30999984</text:p>
          </table:table-cell>
          <table:table-cell office:value-type="float" office:value="16791658" calcext:value-type="float">
            <text:p>16791658</text:p>
          </table:table-cell>
          <table:table-cell office:value-type="float" office:value="12916660" calcext:value-type="float">
            <text:p>12916660</text:p>
          </table:table-cell>
          <table:table-cell office:value-type="float" office:value="48384" calcext:value-type="float">
            <text:p>48384</text:p>
          </table:table-cell>
          <table:table-cell office:value-type="float" office:value="2802615" calcext:value-type="float">
            <text:p>2802615</text:p>
          </table:table-cell>
          <table:table-cell office:value-type="float" office:value="879906" calcext:value-type="float">
            <text:p>87990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30232380" calcext:value-type="float">
            <text:p>30232380</text:p>
          </table:table-cell>
          <table:table-cell office:value-type="float" office:value="13270113" calcext:value-type="float">
            <text:p>13270113</text:p>
          </table:table-cell>
          <table:table-cell office:value-type="float" office:value="12830727" calcext:value-type="float">
            <text:p>12830727</text:p>
          </table:table-cell>
          <table:table-cell office:value-type="float" office:value="44716" calcext:value-type="float">
            <text:p>44716</text:p>
          </table:table-cell>
          <table:table-cell office:value-type="float" office:value="416493" calcext:value-type="float">
            <text:p>416493</text:p>
          </table:table-cell>
          <table:table-cell office:value-type="float" office:value="49693" calcext:value-type="float">
            <text:p>4969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30024480" calcext:value-type="float">
            <text:p>30024480</text:p>
          </table:table-cell>
          <table:table-cell table:number-columns-repeated="2" office:value-type="float" office:value="12009792" calcext:value-type="float">
            <text:p>12009792</text:p>
          </table:table-cell>
          <table:table-cell office:value-type="float" office:value="29788" calcext:value-type="float">
            <text:p>29788</text:p>
          </table:table-cell>
          <table:table-cell office:value-type="float" office:value="2065891" calcext:value-type="float">
            <text:p>2065891</text:p>
          </table:table-cell>
          <table:table-cell office:value-type="float" office:value="658710" calcext:value-type="float">
            <text:p>658710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29542245" calcext:value-type="float">
            <text:p>29542245</text:p>
          </table:table-cell>
          <table:table-cell office:value-type="float" office:value="14827372" calcext:value-type="float">
            <text:p>14827372</text:p>
          </table:table-cell>
          <table:table-cell office:value-type="float" office:value="6057756" calcext:value-type="float">
            <text:p>6057756</text:p>
          </table:table-cell>
          <table:table-cell office:value-type="float" office:value="437069" calcext:value-type="float">
            <text:p>437069</text:p>
          </table:table-cell>
          <table:table-cell office:value-type="float" office:value="786752" calcext:value-type="float">
            <text:p>786752</text:p>
          </table:table-cell>
          <table:table-cell office:value-type="float" office:value="86023" calcext:value-type="float">
            <text:p>86023</text:p>
          </table:table-cell>
          <table:table-cell office:value-type="float" office:value="80" calcext:value-type="float">
            <text:p>80</text:p>
          </table:table-cell>
          <table:table-cell office:value-type="float" office:value="1736" calcext:value-type="float">
            <text:p>17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27167539" calcext:value-type="float">
            <text:p>27167539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4719330" calcext:value-type="float">
            <text:p>4719330</text:p>
          </table:table-cell>
          <table:table-cell office:value-type="float" office:value="241832" calcext:value-type="float">
            <text:p>241832</text:p>
          </table:table-cell>
          <table:table-cell office:value-type="float" office:value="74310" calcext:value-type="float">
            <text:p>74310</text:p>
          </table:table-cell>
          <table:table-cell office:value-type="float" office:value="353816" calcext:value-type="float">
            <text:p>3538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style-name="ce1" office:value-type="string" calcext:value-type="string">
            <text:p>TComTrQuant::xQuant</text:p>
          </table:table-cell>
          <table:table-cell table:style-name="ce1" office:value-type="float" office:value="26648325" calcext:value-type="float">
            <text:p>26648325</text:p>
          </table:table-cell>
          <table:table-cell table:style-name="ce1" office:value-type="float" office:value="12112875" calcext:value-type="float">
            <text:p>12112875</text:p>
          </table:table-cell>
          <table:table-cell table:style-name="ce1" office:value-type="float" office:value="8721270" calcext:value-type="float">
            <text:p>8721270</text:p>
          </table:table-cell>
          <table:table-cell table:style-name="ce1" office:value-type="float" office:value="194388" calcext:value-type="float">
            <text:p>194388</text:p>
          </table:table-cell>
          <table:table-cell table:style-name="ce1" office:value-type="float" office:value="554795" calcext:value-type="float">
            <text:p>554795</text:p>
          </table:table-cell>
          <table:table-cell table:style-name="ce1" office:value-type="float" office:value="1395928" calcext:value-type="float">
            <text:p>13959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22783010" calcext:value-type="float">
            <text:p>22783010</text:p>
          </table:table-cell>
          <table:table-cell office:value-type="float" office:value="7756118" calcext:value-type="float">
            <text:p>7756118</text:p>
          </table:table-cell>
          <table:table-cell office:value-type="float" office:value="3295500" calcext:value-type="float">
            <text:p>3295500</text:p>
          </table:table-cell>
          <table:table-cell office:value-type="float" office:value="93071" calcext:value-type="float">
            <text:p>93071</text:p>
          </table:table-cell>
          <table:table-cell office:value-type="float" office:value="300353" calcext:value-type="float">
            <text:p>300353</text:p>
          </table:table-cell>
          <table:table-cell office:value-type="float" office:value="206787" calcext:value-type="float">
            <text:p>206787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22048312" calcext:value-type="float">
            <text:p>22048312</text:p>
          </table:table-cell>
          <table:table-cell office:value-type="float" office:value="9372108" calcext:value-type="float">
            <text:p>9372108</text:p>
          </table:table-cell>
          <table:table-cell office:value-type="float" office:value="3125437" calcext:value-type="float">
            <text:p>3125437</text:p>
          </table:table-cell>
          <table:table-cell office:value-type="float" office:value="379154" calcext:value-type="float">
            <text:p>379154</text:p>
          </table:table-cell>
          <table:table-cell office:value-type="float" office:value="1057408" calcext:value-type="float">
            <text:p>1057408</text:p>
          </table:table-cell>
          <table:table-cell office:value-type="float" office:value="46220" calcext:value-type="float">
            <text:p>462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TEncSearch::xLoadIntraResultQT</text:p>
          </table:table-cell>
          <table:table-cell office:value-type="float" office:value="22022350" calcext:value-type="float">
            <text:p>22022350</text:p>
          </table:table-cell>
          <table:table-cell office:value-type="float" office:value="8122356" calcext:value-type="float">
            <text:p>8122356</text:p>
          </table:table-cell>
          <table:table-cell office:value-type="float" office:value="4347208" calcext:value-type="float">
            <text:p>4347208</text:p>
          </table:table-cell>
          <table:table-cell office:value-type="float" office:value="440708" calcext:value-type="float">
            <text:p>440708</text:p>
          </table:table-cell>
          <table:table-cell office:value-type="float" office:value="486749" calcext:value-type="float">
            <text:p>486749</text:p>
          </table:table-cell>
          <table:table-cell office:value-type="float" office:value="178854" calcext:value-type="float">
            <text:p>178854</text:p>
          </table:table-cell>
          <table:table-cell office:value-type="float" office:value="41" calcext:value-type="float">
            <text:p>41</text:p>
          </table:table-cell>
          <table:table-cell office:value-type="float" office:value="30260" calcext:value-type="float">
            <text:p>3026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22017952" calcext:value-type="float">
            <text:p>22017952</text:p>
          </table:table-cell>
          <table:table-cell table:number-columns-repeated="2" office:value-type="float" office:value="10008160" calcext:value-type="float">
            <text:p>10008160</text:p>
          </table:table-cell>
          <table:table-cell office:value-type="float" office:value="62760" calcext:value-type="float">
            <text:p>62760</text:p>
          </table:table-cell>
          <table:table-cell office:value-type="float" office:value="2316395" calcext:value-type="float">
            <text:p>2316395</text:p>
          </table:table-cell>
          <table:table-cell office:value-type="float" office:value="284068" calcext:value-type="float">
            <text:p>284068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21893702" calcext:value-type="float">
            <text:p>21893702</text:p>
          </table:table-cell>
          <table:table-cell office:value-type="float" office:value="4195623" calcext:value-type="float">
            <text:p>4195623</text:p>
          </table:table-cell>
          <table:table-cell office:value-type="float" office:value="9821943" calcext:value-type="float">
            <text:p>9821943</text:p>
          </table:table-cell>
          <table:table-cell office:value-type="float" office:value="825339" calcext:value-type="float">
            <text:p>825339</text:p>
          </table:table-cell>
          <table:table-cell office:value-type="float" office:value="808380" calcext:value-type="float">
            <text:p>808380</text:p>
          </table:table-cell>
          <table:table-cell office:value-type="float" office:value="815984" calcext:value-type="float">
            <text:p>815984</text:p>
          </table:table-cell>
          <table:table-cell office:value-type="float" office:value="1728" calcext:value-type="float">
            <text:p>1728</text:p>
          </table:table-cell>
          <table:table-cell office:value-type="float" office:value="3572" calcext:value-type="float">
            <text:p>3572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21182745" calcext:value-type="float">
            <text:p>21182745</text:p>
          </table:table-cell>
          <table:table-cell office:value-type="float" office:value="8125246" calcext:value-type="float">
            <text:p>8125246</text:p>
          </table:table-cell>
          <table:table-cell office:value-type="float" office:value="4863816" calcext:value-type="float">
            <text:p>4863816</text:p>
          </table:table-cell>
          <table:table-cell office:value-type="float" office:value="93376" calcext:value-type="float">
            <text:p>93376</text:p>
          </table:table-cell>
          <table:table-cell office:value-type="float" office:value="841648" calcext:value-type="float">
            <text:p>841648</text:p>
          </table:table-cell>
          <table:table-cell office:value-type="float" office:value="558258" calcext:value-type="float">
            <text:p>558258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20845395" calcext:value-type="float">
            <text:p>20845395</text:p>
          </table:table-cell>
          <table:table-cell office:value-type="float" office:value="11847239" calcext:value-type="float">
            <text:p>11847239</text:p>
          </table:table-cell>
          <table:table-cell office:value-type="float" office:value="849845" calcext:value-type="float">
            <text:p>849845</text:p>
          </table:table-cell>
          <table:table-cell office:value-type="float" office:value="9315" calcext:value-type="float">
            <text:p>9315</text:p>
          </table:table-cell>
          <table:table-cell office:value-type="float" office:value="192624" calcext:value-type="float">
            <text:p>192624</text:p>
          </table:table-cell>
          <table:table-cell office:value-type="float" office:value="64922" calcext:value-type="float">
            <text:p>64922</text:p>
          </table:table-cell>
          <table:table-cell office:value-type="float" office:value="8" calcext:value-type="float">
            <text:p>8</text:p>
          </table:table-cell>
          <table:table-cell office:value-type="float" office:value="5499" calcext:value-type="float">
            <text:p>54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20792598" calcext:value-type="float">
            <text:p>20792598</text:p>
          </table:table-cell>
          <table:table-cell office:value-type="float" office:value="6523168" calcext:value-type="float">
            <text:p>6523168</text:p>
          </table:table-cell>
          <table:table-cell office:value-type="float" office:value="13046336" calcext:value-type="float">
            <text:p>13046336</text:p>
          </table:table-cell>
          <table:table-cell office:value-type="float" office:value="104453" calcext:value-type="float">
            <text:p>104453</text:p>
          </table:table-cell>
          <table:table-cell office:value-type="float" office:value="415108" calcext:value-type="float">
            <text:p>415108</text:p>
          </table:table-cell>
          <table:table-cell office:value-type="float" office:value="325927" calcext:value-type="float">
            <text:p>3259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20731520" calcext:value-type="float">
            <text:p>20731520</text:p>
          </table:table-cell>
          <table:table-cell office:value-type="float" office:value="5838208" calcext:value-type="float">
            <text:p>5838208</text:p>
          </table:table-cell>
          <table:table-cell office:value-type="float" office:value="3661368" calcext:value-type="float">
            <text:p>3661368</text:p>
          </table:table-cell>
          <table:table-cell office:value-type="float" office:value="8502" calcext:value-type="float">
            <text:p>8502</text:p>
          </table:table-cell>
          <table:table-cell office:value-type="float" office:value="892951" calcext:value-type="float">
            <text:p>892951</text:p>
          </table:table-cell>
          <table:table-cell office:value-type="float" office:value="1003851" calcext:value-type="float">
            <text:p>1003851</text:p>
          </table:table-cell>
          <table:table-cell office:value-type="float" office:value="23" calcext:value-type="float">
            <text:p>23</text:p>
          </table:table-cell>
          <table:table-cell office:value-type="float" office:value="24536" calcext:value-type="float">
            <text:p>2453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20510716" calcext:value-type="float">
            <text:p>20510716</text:p>
          </table:table-cell>
          <table:table-cell office:value-type="float" office:value="8315810" calcext:value-type="float">
            <text:p>8315810</text:p>
          </table:table-cell>
          <table:table-cell office:value-type="float" office:value="1016963" calcext:value-type="float">
            <text:p>1016963</text:p>
          </table:table-cell>
          <table:table-cell office:value-type="float" office:value="33323" calcext:value-type="float">
            <text:p>33323</text:p>
          </table:table-cell>
          <table:table-cell office:value-type="float" office:value="61330" calcext:value-type="float">
            <text:p>613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20119186" calcext:value-type="float">
            <text:p>20119186</text:p>
          </table:table-cell>
          <table:table-cell office:value-type="float" office:value="4416450" calcext:value-type="float">
            <text:p>4416450</text:p>
          </table:table-cell>
          <table:table-cell office:value-type="float" office:value="4071001" calcext:value-type="float">
            <text:p>4071001</text:p>
          </table:table-cell>
          <table:table-cell office:value-type="float" office:value="228690" calcext:value-type="float">
            <text:p>228690</text:p>
          </table:table-cell>
          <table:table-cell office:value-type="float" office:value="356708" calcext:value-type="float">
            <text:p>356708</text:p>
          </table:table-cell>
          <table:table-cell office:value-type="float" office:value="338609" calcext:value-type="float">
            <text:p>338609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19865115" calcext:value-type="float">
            <text:p>19865115</text:p>
          </table:table-cell>
          <table:table-cell office:value-type="float" office:value="9205785" calcext:value-type="float">
            <text:p>9205785</text:p>
          </table:table-cell>
          <table:table-cell office:value-type="float" office:value="5814180" calcext:value-type="float">
            <text:p>5814180</text:p>
          </table:table-cell>
          <table:table-cell office:value-type="float" office:value="340721" calcext:value-type="float">
            <text:p>340721</text:p>
          </table:table-cell>
          <table:table-cell office:value-type="float" office:value="1282147" calcext:value-type="float">
            <text:p>1282147</text:p>
          </table:table-cell>
          <table:table-cell office:value-type="float" office:value="980062" calcext:value-type="float">
            <text:p>98006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TComPrediction::filteringIntraReferenceSamples</text:p>
          </table:table-cell>
          <table:table-cell office:value-type="float" office:value="19653586" calcext:value-type="float">
            <text:p>19653586</text:p>
          </table:table-cell>
          <table:table-cell office:value-type="float" office:value="4840430" calcext:value-type="float">
            <text:p>4840430</text:p>
          </table:table-cell>
          <table:table-cell office:value-type="float" office:value="1284807" calcext:value-type="float">
            <text:p>1284807</text:p>
          </table:table-cell>
          <table:table-cell office:value-type="float" office:value="393233" calcext:value-type="float">
            <text:p>393233</text:p>
          </table:table-cell>
          <table:table-cell office:value-type="float" office:value="439036" calcext:value-type="float">
            <text:p>439036</text:p>
          </table:table-cell>
          <table:table-cell office:value-type="float" office:value="41679" calcext:value-type="float">
            <text:p>4167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19107156" calcext:value-type="float">
            <text:p>19107156</text:p>
          </table:table-cell>
          <table:table-cell office:value-type="float" office:value="5623748" calcext:value-type="float">
            <text:p>5623748</text:p>
          </table:table-cell>
          <table:table-cell office:value-type="float" office:value="5015179" calcext:value-type="float">
            <text:p>5015179</text:p>
          </table:table-cell>
          <table:table-cell office:value-type="float" office:value="782601" calcext:value-type="float">
            <text:p>782601</text:p>
          </table:table-cell>
          <table:table-cell office:value-type="float" office:value="594797" calcext:value-type="float">
            <text:p>594797</text:p>
          </table:table-cell>
          <table:table-cell office:value-type="float" office:value="745332" calcext:value-type="float">
            <text:p>745332</text:p>
          </table:table-cell>
          <table:table-cell office:value-type="float" office:value="1715" calcext:value-type="float">
            <text:p>1715</text:p>
          </table:table-cell>
          <table:table-cell office:value-type="float" office:value="24" calcext:value-type="float">
            <text:p>2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TEncSearch::xUpdateCandList</text:p>
          </table:table-cell>
          <table:table-cell office:value-type="float" office:value="18582534" calcext:value-type="float">
            <text:p>18582534</text:p>
          </table:table-cell>
          <table:table-cell office:value-type="float" office:value="4885652" calcext:value-type="float">
            <text:p>4885652</text:p>
          </table:table-cell>
          <table:table-cell office:value-type="float" office:value="2512296" calcext:value-type="float">
            <text:p>2512296</text:p>
          </table:table-cell>
          <table:table-cell office:value-type="float" office:value="26551" calcext:value-type="float">
            <text:p>26551</text:p>
          </table:table-cell>
          <table:table-cell office:value-type="float" office:value="236531" calcext:value-type="float">
            <text:p>236531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18463225" calcext:value-type="float">
            <text:p>18463225</text:p>
          </table:table-cell>
          <table:table-cell office:value-type="float" office:value="7357586" calcext:value-type="float">
            <text:p>7357586</text:p>
          </table:table-cell>
          <table:table-cell office:value-type="float" office:value="2981891" calcext:value-type="float">
            <text:p>2981891</text:p>
          </table:table-cell>
          <table:table-cell office:value-type="float" office:value="691224" calcext:value-type="float">
            <text:p>691224</text:p>
          </table:table-cell>
          <table:table-cell office:value-type="float" office:value="807334" calcext:value-type="float">
            <text:p>807334</text:p>
          </table:table-cell>
          <table:table-cell office:value-type="float" office:value="170074" calcext:value-type="float">
            <text:p>170074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18420448" calcext:value-type="float">
            <text:p>18420448</text:p>
          </table:table-cell>
          <table:table-cell office:value-type="float" office:value="7789752" calcext:value-type="float">
            <text:p>7789752</text:p>
          </table:table-cell>
          <table:table-cell office:value-type="float" office:value="5776540" calcext:value-type="float">
            <text:p>5776540</text:p>
          </table:table-cell>
          <table:table-cell office:value-type="float" office:value="74275" calcext:value-type="float">
            <text:p>74275</text:p>
          </table:table-cell>
          <table:table-cell office:value-type="float" office:value="560338" calcext:value-type="float">
            <text:p>560338</text:p>
          </table:table-cell>
          <table:table-cell office:value-type="float" office:value="12304" calcext:value-type="float">
            <text:p>12304</text:p>
          </table:table-cell>
          <table:table-cell office:value-type="float" office:value="76" calcext:value-type="float">
            <text:p>76</text:p>
          </table:table-cell>
          <table:table-cell office:value-type="float" office:value="1181" calcext:value-type="float">
            <text:p>118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ComDataCU::getPUAboveRightAdi</text:p>
          </table:table-cell>
          <table:table-cell office:value-type="float" office:value="18014623" calcext:value-type="float">
            <text:p>18014623</text:p>
          </table:table-cell>
          <table:table-cell office:value-type="float" office:value="8940675" calcext:value-type="float">
            <text:p>8940675</text:p>
          </table:table-cell>
          <table:table-cell office:value-type="float" office:value="3768757" calcext:value-type="float">
            <text:p>3768757</text:p>
          </table:table-cell>
          <table:table-cell office:value-type="float" office:value="230578" calcext:value-type="float">
            <text:p>230578</text:p>
          </table:table-cell>
          <table:table-cell office:value-type="float" office:value="706999" calcext:value-type="float">
            <text:p>706999</text:p>
          </table:table-cell>
          <table:table-cell office:value-type="float" office:value="4536" calcext:value-type="float">
            <text:p>4536</text:p>
          </table:table-cell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17955142" calcext:value-type="float">
            <text:p>17955142</text:p>
          </table:table-cell>
          <table:table-cell office:value-type="float" office:value="7893417" calcext:value-type="float">
            <text:p>7893417</text:p>
          </table:table-cell>
          <table:table-cell office:value-type="float" office:value="5539189" calcext:value-type="float">
            <text:p>5539189</text:p>
          </table:table-cell>
          <table:table-cell office:value-type="float" office:value="497319" calcext:value-type="float">
            <text:p>497319</text:p>
          </table:table-cell>
          <table:table-cell office:value-type="float" office:value="1612399" calcext:value-type="float">
            <text:p>1612399</text:p>
          </table:table-cell>
          <table:table-cell office:value-type="float" office:value="52540" calcext:value-type="float">
            <text:p>52540</text:p>
          </table:table-cell>
          <table:table-cell office:value-type="float" office:value="12" calcext:value-type="float">
            <text:p>12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16569565" calcext:value-type="float">
            <text:p>16569565</text:p>
          </table:table-cell>
          <table:table-cell office:value-type="float" office:value="6534910" calcext:value-type="float">
            <text:p>6534910</text:p>
          </table:table-cell>
          <table:table-cell office:value-type="float" office:value="5773406" calcext:value-type="float">
            <text:p>5773406</text:p>
          </table:table-cell>
          <table:table-cell office:value-type="float" office:value="40141" calcext:value-type="float">
            <text:p>40141</text:p>
          </table:table-cell>
          <table:table-cell office:value-type="float" office:value="765754" calcext:value-type="float">
            <text:p>765754</text:p>
          </table:table-cell>
          <table:table-cell office:value-type="float" office:value="758109" calcext:value-type="float">
            <text:p>75810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16332186" calcext:value-type="float">
            <text:p>16332186</text:p>
          </table:table-cell>
          <table:table-cell office:value-type="float" office:value="1046136" calcext:value-type="float">
            <text:p>1046136</text:p>
          </table:table-cell>
          <table:table-cell office:value-type="float" office:value="5031994" calcext:value-type="float">
            <text:p>5031994</text:p>
          </table:table-cell>
          <table:table-cell office:value-type="float" office:value="37039" calcext:value-type="float">
            <text:p>37039</text:p>
          </table:table-cell>
          <table:table-cell office:value-type="float" office:value="58099" calcext:value-type="float">
            <text:p>58099</text:p>
          </table:table-cell>
          <table:table-cell office:value-type="float" office:value="256757" calcext:value-type="float">
            <text:p>256757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TComDataCU::getPUBelowLeftAdi</text:p>
          </table:table-cell>
          <table:table-cell office:value-type="float" office:value="16216997" calcext:value-type="float">
            <text:p>16216997</text:p>
          </table:table-cell>
          <table:table-cell office:value-type="float" office:value="8308066" calcext:value-type="float">
            <text:p>8308066</text:p>
          </table:table-cell>
          <table:table-cell office:value-type="float" office:value="3654016" calcext:value-type="float">
            <text:p>3654016</text:p>
          </table:table-cell>
          <table:table-cell office:value-type="float" office:value="144038" calcext:value-type="float">
            <text:p>144038</text:p>
          </table:table-cell>
          <table:table-cell office:value-type="float" office:value="624889" calcext:value-type="float">
            <text:p>624889</text:p>
          </table:table-cell>
          <table:table-cell office:value-type="float" office:value="1308" calcext:value-type="float">
            <text:p>1308</text:p>
          </table:table-cell>
          <table:table-cell office:value-type="float" office:value="16" calcext:value-type="float">
            <text:p>16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16063380" calcext:value-type="float">
            <text:p>16063380</text:p>
          </table:table-cell>
          <table:table-cell office:value-type="float" office:value="8031690" calcext:value-type="float">
            <text:p>8031690</text:p>
          </table:table-cell>
          <table:table-cell office:value-type="float" office:value="5354460" calcext:value-type="float">
            <text:p>5354460</text:p>
          </table:table-cell>
          <table:table-cell office:value-type="float" office:value="35754" calcext:value-type="float">
            <text:p>35754</text:p>
          </table:table-cell>
          <table:table-cell office:value-type="float" office:value="231374" calcext:value-type="float">
            <text:p>231374</text:p>
          </table:table-cell>
          <table:table-cell office:value-type="float" office:value="3576" calcext:value-type="float">
            <text:p>35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15890208" calcext:value-type="float">
            <text:p>15890208</text:p>
          </table:table-cell>
          <table:table-cell office:value-type="float" office:value="6076544" calcext:value-type="float">
            <text:p>6076544</text:p>
          </table:table-cell>
          <table:table-cell office:value-type="float" office:value="1311648" calcext:value-type="float">
            <text:p>1311648</text:p>
          </table:table-cell>
          <table:table-cell office:value-type="float" office:value="28848" calcext:value-type="float">
            <text:p>28848</text:p>
          </table:table-cell>
          <table:table-cell office:value-type="float" office:value="184661" calcext:value-type="float">
            <text:p>184661</text:p>
          </table:table-cell>
          <table:table-cell office:value-type="float" office:value="93490" calcext:value-type="float">
            <text:p>9349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ncSearch::xModeBitsIntra</text:p>
          </table:table-cell>
          <table:table-cell office:value-type="float" office:value="15705900" calcext:value-type="float">
            <text:p>15705900</text:p>
          </table:table-cell>
          <table:table-cell office:value-type="float" office:value="8434650" calcext:value-type="float">
            <text:p>8434650</text:p>
          </table:table-cell>
          <table:table-cell office:value-type="float" office:value="6107850" calcext:value-type="float">
            <text:p>6107850</text:p>
          </table:table-cell>
          <table:table-cell office:value-type="float" office:value="31755" calcext:value-type="float">
            <text:p>31755</text:p>
          </table:table-cell>
          <table:table-cell office:value-type="float" office:value="984398" calcext:value-type="float">
            <text:p>984398</text:p>
          </table:table-cell>
          <table:table-cell office:value-type="float" office:value="5530" calcext:value-type="float">
            <text:p>55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15492524" calcext:value-type="float">
            <text:p>15492524</text:p>
          </table:table-cell>
          <table:table-cell office:value-type="float" office:value="7746262" calcext:value-type="float">
            <text:p>7746262</text:p>
          </table:table-cell>
          <table:table-cell office:value-type="float" office:value="4076980" calcext:value-type="float">
            <text:p>4076980</text:p>
          </table:table-cell>
          <table:table-cell office:value-type="float" office:value="287362" calcext:value-type="float">
            <text:p>287362</text:p>
          </table:table-cell>
          <table:table-cell office:value-type="float" office:value="468503" calcext:value-type="float">
            <text:p>468503</text:p>
          </table:table-cell>
          <table:table-cell office:value-type="float" office:value="422178" calcext:value-type="float">
            <text:p>42217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14917466" calcext:value-type="float">
            <text:p>14917466</text:p>
          </table:table-cell>
          <table:table-cell office:value-type="float" office:value="3920557" calcext:value-type="float">
            <text:p>3920557</text:p>
          </table:table-cell>
          <table:table-cell office:value-type="float" office:value="133603" calcext:value-type="float">
            <text:p>133603</text:p>
          </table:table-cell>
          <table:table-cell office:value-type="float" office:value="673" calcext:value-type="float">
            <text:p>673</text:p>
          </table:table-cell>
          <table:table-cell office:value-type="float" office:value="87147" calcext:value-type="float">
            <text:p>87147</text:p>
          </table:table-cell>
          <table:table-cell office:value-type="float" office:value="1601" calcext:value-type="float">
            <text:p>1601</text:p>
          </table:table-cell>
          <table:table-cell office:value-type="float" office:value="32" calcext:value-type="float">
            <text:p>32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13391232" calcext:value-type="float">
            <text:p>13391232</text:p>
          </table:table-cell>
          <table:table-cell office:value-type="float" office:value="7532568" calcext:value-type="float">
            <text:p>7532568</text:p>
          </table:table-cell>
          <table:table-cell office:value-type="float" office:value="3347808" calcext:value-type="float">
            <text:p>3347808</text:p>
          </table:table-cell>
          <table:table-cell office:value-type="float" office:value="102282" calcext:value-type="float">
            <text:p>102282</text:p>
          </table:table-cell>
          <table:table-cell office:value-type="float" office:value="778977" calcext:value-type="float">
            <text:p>778977</text:p>
          </table:table-cell>
          <table:table-cell office:value-type="float" office:value="14424" calcext:value-type="float">
            <text:p>144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InverseDst</text:p>
          </table:table-cell>
          <table:table-cell office:value-type="float" office:value="13314600" calcext:value-type="float">
            <text:p>13314600</text:p>
          </table:table-cell>
          <table:table-cell office:value-type="float" office:value="6598124" calcext:value-type="float">
            <text:p>6598124</text:p>
          </table:table-cell>
          <table:table-cell office:value-type="float" office:value="1716104" calcext:value-type="float">
            <text:p>1716104</text:p>
          </table:table-cell>
          <table:table-cell office:value-type="float" office:value="87139" calcext:value-type="float">
            <text:p>87139</text:p>
          </table:table-cell>
          <table:table-cell office:value-type="float" office:value="14794" calcext:value-type="float">
            <text:p>14794</text:p>
          </table:table-cell>
          <table:table-cell office:value-type="float" office:value="103558" calcext:value-type="float">
            <text:p>1035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13232423" calcext:value-type="float">
            <text:p>13232423</text:p>
          </table:table-cell>
          <table:table-cell office:value-type="float" office:value="3831007" calcext:value-type="float">
            <text:p>3831007</text:p>
          </table:table-cell>
          <table:table-cell office:value-type="float" office:value="1640199" calcext:value-type="float">
            <text:p>1640199</text:p>
          </table:table-cell>
          <table:table-cell office:value-type="float" office:value="56688" calcext:value-type="float">
            <text:p>56688</text:p>
          </table:table-cell>
          <table:table-cell office:value-type="float" office:value="176624" calcext:value-type="float">
            <text:p>176624</text:p>
          </table:table-cell>
          <table:table-cell office:value-type="float" office:value="436" calcext:value-type="float">
            <text:p>43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13121687" calcext:value-type="float">
            <text:p>13121687</text:p>
          </table:table-cell>
          <table:table-cell office:value-type="float" office:value="7105215" calcext:value-type="float">
            <text:p>7105215</text:p>
          </table:table-cell>
          <table:table-cell office:value-type="float" office:value="1093110" calcext:value-type="float">
            <text:p>1093110</text:p>
          </table:table-cell>
          <table:table-cell office:value-type="float" office:value="475284" calcext:value-type="float">
            <text:p>475284</text:p>
          </table:table-cell>
          <table:table-cell office:value-type="float" office:value="182976" calcext:value-type="float">
            <text:p>182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12863550" calcext:value-type="float">
            <text:p>12863550</text:p>
          </table:table-cell>
          <table:table-cell office:value-type="float" office:value="8269425" calcext:value-type="float">
            <text:p>8269425</text:p>
          </table:table-cell>
          <table:table-cell office:value-type="float" office:value="4594125" calcext:value-type="float">
            <text:p>4594125</text:p>
          </table:table-cell>
          <table:table-cell office:value-type="float" office:value="52633" calcext:value-type="float">
            <text:p>52633</text:p>
          </table:table-cell>
          <table:table-cell office:value-type="float" office:value="1872802" calcext:value-type="float">
            <text:p>1872802</text:p>
          </table:table-cell>
          <table:table-cell office:value-type="float" office:value="125827" calcext:value-type="float">
            <text:p>125827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12677454" calcext:value-type="float">
            <text:p>12677454</text:p>
          </table:table-cell>
          <table:table-cell office:value-type="float" office:value="6338727" calcext:value-type="float">
            <text:p>6338727</text:p>
          </table:table-cell>
          <table:table-cell office:value-type="float" office:value="4225818" calcext:value-type="float">
            <text:p>4225818</text:p>
          </table:table-cell>
          <table:table-cell office:value-type="float" office:value="97267" calcext:value-type="float">
            <text:p>97267</text:p>
          </table:table-cell>
          <table:table-cell office:value-type="float" office:value="501425" calcext:value-type="float">
            <text:p>501425</text:p>
          </table:table-cell>
          <table:table-cell office:value-type="float" office:value="172835" calcext:value-type="float">
            <text:p>1728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12676014" calcext:value-type="float">
            <text:p>12676014</text:p>
          </table:table-cell>
          <table:table-cell office:value-type="float" office:value="6338007" calcext:value-type="float">
            <text:p>6338007</text:p>
          </table:table-cell>
          <table:table-cell office:value-type="float" office:value="4225338" calcext:value-type="float">
            <text:p>4225338</text:p>
          </table:table-cell>
          <table:table-cell office:value-type="float" office:value="216167" calcext:value-type="float">
            <text:p>216167</text:p>
          </table:table-cell>
          <table:table-cell office:value-type="float" office:value="377508" calcext:value-type="float">
            <text:p>377508</text:p>
          </table:table-cell>
          <table:table-cell office:value-type="float" office:value="379423" calcext:value-type="float">
            <text:p>379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12147190" calcext:value-type="float">
            <text:p>12147190</text:p>
          </table:table-cell>
          <table:table-cell office:value-type="float" office:value="4196302" calcext:value-type="float">
            <text:p>4196302</text:p>
          </table:table-cell>
          <table:table-cell office:value-type="float" office:value="1987722" calcext:value-type="float">
            <text:p>1987722</text:p>
          </table:table-cell>
          <table:table-cell office:value-type="float" office:value="48814" calcext:value-type="float">
            <text:p>48814</text:p>
          </table:table-cell>
          <table:table-cell office:value-type="float" office:value="201485" calcext:value-type="float">
            <text:p>201485</text:p>
          </table:table-cell>
          <table:table-cell office:value-type="float" office:value="23382" calcext:value-type="float">
            <text:p>233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11850486" calcext:value-type="float">
            <text:p>11850486</text:p>
          </table:table-cell>
          <table:table-cell office:value-type="float" office:value="3045221" calcext:value-type="float">
            <text:p>3045221</text:p>
          </table:table-cell>
          <table:table-cell office:value-type="float" office:value="2163570" calcext:value-type="float">
            <text:p>2163570</text:p>
          </table:table-cell>
          <table:table-cell office:value-type="float" office:value="376544" calcext:value-type="float">
            <text:p>376544</text:p>
          </table:table-cell>
          <table:table-cell office:value-type="float" office:value="201797" calcext:value-type="float">
            <text:p>201797</text:p>
          </table:table-cell>
          <table:table-cell office:value-type="float" office:value="5976" calcext:value-type="float">
            <text:p>59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11313420" calcext:value-type="float">
            <text:p>11313420</text:p>
          </table:table-cell>
          <table:table-cell office:value-type="float" office:value="3475257" calcext:value-type="float">
            <text:p>3475257</text:p>
          </table:table-cell>
          <table:table-cell office:value-type="float" office:value="2137259" calcext:value-type="float">
            <text:p>2137259</text:p>
          </table:table-cell>
          <table:table-cell office:value-type="float" office:value="33404" calcext:value-type="float">
            <text:p>33404</text:p>
          </table:table-cell>
          <table:table-cell office:value-type="float" office:value="101310" calcext:value-type="float">
            <text:p>101310</text:p>
          </table:table-cell>
          <table:table-cell office:value-type="float" office:value="177713" calcext:value-type="float">
            <text:p>177713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11306085" calcext:value-type="float">
            <text:p>11306085</text:p>
          </table:table-cell>
          <table:table-cell office:value-type="float" office:value="4490360" calcext:value-type="float">
            <text:p>4490360</text:p>
          </table:table-cell>
          <table:table-cell office:value-type="float" office:value="3688510" calcext:value-type="float">
            <text:p>3688510</text:p>
          </table:table-cell>
          <table:table-cell office:value-type="float" office:value="44118" calcext:value-type="float">
            <text:p>44118</text:p>
          </table:table-cell>
          <table:table-cell office:value-type="float" office:value="256315" calcext:value-type="float">
            <text:p>256315</text:p>
          </table:table-cell>
          <table:table-cell office:value-type="float" office:value="49009" calcext:value-type="float">
            <text:p>49009</text:p>
          </table:table-cell>
          <table:table-cell office:value-type="float" office:value="77" calcext:value-type="float">
            <text:p>77</text:p>
          </table:table-cell>
          <table:table-cell office:value-type="float" office:value="1029" calcext:value-type="float">
            <text:p>102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11025900" calcext:value-type="float">
            <text:p>11025900</text:p>
          </table:table-cell>
          <table:table-cell office:value-type="float" office:value="2756475" calcext:value-type="float">
            <text:p>2756475</text:p>
          </table:table-cell>
          <table:table-cell office:value-type="float" office:value="6431775" calcext:value-type="float">
            <text:p>6431775</text:p>
          </table:table-cell>
          <table:table-cell office:value-type="float" office:value="34816" calcext:value-type="float">
            <text:p>34816</text:p>
          </table:table-cell>
          <table:table-cell office:value-type="float" office:value="278274" calcext:value-type="float">
            <text:p>27827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eftAvailable</text:p>
          </table:table-cell>
          <table:table-cell office:value-type="float" office:value="10999321" calcext:value-type="float">
            <text:p>10999321</text:p>
          </table:table-cell>
          <table:table-cell office:value-type="float" office:value="4121959" calcext:value-type="float">
            <text:p>4121959</text:p>
          </table:table-cell>
          <table:table-cell office:value-type="float" office:value="3242045" calcext:value-type="float">
            <text:p>3242045</text:p>
          </table:table-cell>
          <table:table-cell office:value-type="float" office:value="308784" calcext:value-type="float">
            <text:p>308784</text:p>
          </table:table-cell>
          <table:table-cell office:value-type="float" office:value="76194" calcext:value-type="float">
            <text:p>76194</text:p>
          </table:table-cell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10848402" calcext:value-type="float">
            <text:p>10848402</text:p>
          </table:table-cell>
          <table:table-cell office:value-type="float" office:value="5424201" calcext:value-type="float">
            <text:p>5424201</text:p>
          </table:table-cell>
          <table:table-cell office:value-type="float" office:value="3616134" calcext:value-type="float">
            <text:p>3616134</text:p>
          </table:table-cell>
          <table:table-cell office:value-type="float" office:value="14216" calcext:value-type="float">
            <text:p>14216</text:p>
          </table:table-cell>
          <table:table-cell office:value-type="float" office:value="230887" calcext:value-type="float">
            <text:p>230887</text:p>
          </table:table-cell>
          <table:table-cell office:value-type="float" office:value="25421" calcext:value-type="float">
            <text:p>254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9867565" calcext:value-type="float">
            <text:p>9867565</text:p>
          </table:table-cell>
          <table:table-cell office:value-type="float" office:value="5224005" calcext:value-type="float">
            <text:p>5224005</text:p>
          </table:table-cell>
          <table:table-cell office:value-type="float" office:value="3482670" calcext:value-type="float">
            <text:p>3482670</text:p>
          </table:table-cell>
          <table:table-cell office:value-type="float" office:value="223845" calcext:value-type="float">
            <text:p>223845</text:p>
          </table:table-cell>
          <table:table-cell office:value-type="float" office:value="588106" calcext:value-type="float">
            <text:p>588106</text:p>
          </table:table-cell>
          <table:table-cell office:value-type="float" office:value="6498" calcext:value-type="float">
            <text:p>64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9784752" calcext:value-type="float">
            <text:p>9784752</text:p>
          </table:table-cell>
          <table:table-cell office:value-type="float" office:value="4484678" calcext:value-type="float">
            <text:p>4484678</text:p>
          </table:table-cell>
          <table:table-cell office:value-type="float" office:value="3261584" calcext:value-type="float">
            <text:p>3261584</text:p>
          </table:table-cell>
          <table:table-cell office:value-type="float" office:value="20531" calcext:value-type="float">
            <text:p>20531</text:p>
          </table:table-cell>
          <table:table-cell office:value-type="float" office:value="658438" calcext:value-type="float">
            <text:p>658438</text:p>
          </table:table-cell>
          <table:table-cell office:value-type="float" office:value="36167" calcext:value-type="float">
            <text:p>3616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RecurIntraChromaCodingQT</text:p>
          </table:table-cell>
          <table:table-cell office:value-type="float" office:value="9642347" calcext:value-type="float">
            <text:p>9642347</text:p>
          </table:table-cell>
          <table:table-cell office:value-type="float" office:value="3483335" calcext:value-type="float">
            <text:p>3483335</text:p>
          </table:table-cell>
          <table:table-cell office:value-type="float" office:value="3423687" calcext:value-type="float">
            <text:p>3423687</text:p>
          </table:table-cell>
          <table:table-cell office:value-type="float" office:value="352470" calcext:value-type="float">
            <text:p>352470</text:p>
          </table:table-cell>
          <table:table-cell office:value-type="float" office:value="346547" calcext:value-type="float">
            <text:p>346547</text:p>
          </table:table-cell>
          <table:table-cell office:value-type="float" office:value="89088" calcext:value-type="float">
            <text:p>89088</text:p>
          </table:table-cell>
          <table:table-cell office:value-type="float" office:value="83" calcext:value-type="float">
            <text:p>83</text:p>
          </table:table-cell>
          <table:table-cell office:value-type="float" office:value="611" calcext:value-type="float">
            <text:p>61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EncSbac::loadIntraDirMode</text:p>
          </table:table-cell>
          <table:table-cell office:value-type="float" office:value="9598050" calcext:value-type="float">
            <text:p>9598050</text:p>
          </table:table-cell>
          <table:table-cell office:value-type="float" office:value="4653600" calcext:value-type="float">
            <text:p>4653600</text:p>
          </table:table-cell>
          <table:table-cell office:value-type="float" office:value="3199350" calcext:value-type="float">
            <text:p>3199350</text:p>
          </table:table-cell>
          <table:table-cell office:value-type="float" office:value="17848" calcext:value-type="float">
            <text:p>17848</text:p>
          </table:table-cell>
          <table:table-cell office:value-type="float" office:value="1187121" calcext:value-type="float">
            <text:p>1187121</text:p>
          </table:table-cell>
          <table:table-cell office:value-type="float" office:value="6370" calcext:value-type="float">
            <text:p>63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boveAvailable</text:p>
          </table:table-cell>
          <table:table-cell office:value-type="float" office:value="9540556" calcext:value-type="float">
            <text:p>9540556</text:p>
          </table:table-cell>
          <table:table-cell office:value-type="float" office:value="3200766" calcext:value-type="float">
            <text:p>3200766</text:p>
          </table:table-cell>
          <table:table-cell office:value-type="float" office:value="3334208" calcext:value-type="float">
            <text:p>3334208</text:p>
          </table:table-cell>
          <table:table-cell office:value-type="float" office:value="429331" calcext:value-type="float">
            <text:p>429331</text:p>
          </table:table-cell>
          <table:table-cell office:value-type="float" office:value="32984" calcext:value-type="float">
            <text:p>32984</text:p>
          </table:table-cell>
          <table:table-cell office:value-type="float" office:value="22364" calcext:value-type="float">
            <text:p>2236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9516660" calcext:value-type="float">
            <text:p>9516660</text:p>
          </table:table-cell>
          <table:table-cell office:value-type="float" office:value="5336508" calcext:value-type="float">
            <text:p>5336508</text:p>
          </table:table-cell>
          <table:table-cell office:value-type="float" office:value="2640168" calcext:value-type="float">
            <text:p>2640168</text:p>
          </table:table-cell>
          <table:table-cell office:value-type="float" office:value="268416" calcext:value-type="float">
            <text:p>268416</text:p>
          </table:table-cell>
          <table:table-cell office:value-type="float" office:value="152325" calcext:value-type="float">
            <text:p>152325</text:p>
          </table:table-cell>
          <table:table-cell office:value-type="float" office:value="405497" calcext:value-type="float">
            <text:p>40549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EncSearch::xEncSubdivCbfQT</text:p>
          </table:table-cell>
          <table:table-cell office:value-type="float" office:value="9496044" calcext:value-type="float">
            <text:p>9496044</text:p>
          </table:table-cell>
          <table:table-cell office:value-type="float" office:value="3881204" calcext:value-type="float">
            <text:p>3881204</text:p>
          </table:table-cell>
          <table:table-cell office:value-type="float" office:value="2834438" calcext:value-type="float">
            <text:p>2834438</text:p>
          </table:table-cell>
          <table:table-cell office:value-type="float" office:value="605840" calcext:value-type="float">
            <text:p>605840</text:p>
          </table:table-cell>
          <table:table-cell office:value-type="float" office:value="401813" calcext:value-type="float">
            <text:p>401813</text:p>
          </table:table-cell>
          <table:table-cell office:value-type="float" office:value="13366" calcext:value-type="float">
            <text:p>133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BelowLeftAvailable</text:p>
          </table:table-cell>
          <table:table-cell office:value-type="float" office:value="9481016" calcext:value-type="float">
            <text:p>9481016</text:p>
          </table:table-cell>
          <table:table-cell office:value-type="float" office:value="3637953" calcext:value-type="float">
            <text:p>3637953</text:p>
          </table:table-cell>
          <table:table-cell office:value-type="float" office:value="2933755" calcext:value-type="float">
            <text:p>2933755</text:p>
          </table:table-cell>
          <table:table-cell office:value-type="float" office:value="354779" calcext:value-type="float">
            <text:p>354779</text:p>
          </table:table-cell>
          <table:table-cell office:value-type="float" office:value="11849" calcext:value-type="float">
            <text:p>11849</text:p>
          </table:table-cell>
          <table:table-cell office:value-type="float" office:value="3747" calcext:value-type="float">
            <text:p>37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9150904" calcext:value-type="float">
            <text:p>9150904</text:p>
          </table:table-cell>
          <table:table-cell office:value-type="float" office:value="4052823" calcext:value-type="float">
            <text:p>4052823</text:p>
          </table:table-cell>
          <table:table-cell office:value-type="float" office:value="1966774" calcext:value-type="float">
            <text:p>1966774</text:p>
          </table:table-cell>
          <table:table-cell office:value-type="float" office:value="32388" calcext:value-type="float">
            <text:p>32388</text:p>
          </table:table-cell>
          <table:table-cell office:value-type="float" office:value="331656" calcext:value-type="float">
            <text:p>331656</text:p>
          </table:table-cell>
          <table:table-cell office:value-type="float" office:value="71962" calcext:value-type="float">
            <text:p>719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9101413" calcext:value-type="float">
            <text:p>9101413</text:p>
          </table:table-cell>
          <table:table-cell office:value-type="float" office:value="2768700" calcext:value-type="float">
            <text:p>2768700</text:p>
          </table:table-cell>
          <table:table-cell office:value-type="float" office:value="1948524" calcext:value-type="float">
            <text:p>1948524</text:p>
          </table:table-cell>
          <table:table-cell office:value-type="float" office:value="63015" calcext:value-type="float">
            <text:p>63015</text:p>
          </table:table-cell>
          <table:table-cell office:value-type="float" office:value="123286" calcext:value-type="float">
            <text:p>123286</text:p>
          </table:table-cell>
          <table:table-cell office:value-type="float" office:value="52818" calcext:value-type="float">
            <text:p>5281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9095860" calcext:value-type="float">
            <text:p>9095860</text:p>
          </table:table-cell>
          <table:table-cell office:value-type="float" office:value="3595341" calcext:value-type="float">
            <text:p>3595341</text:p>
          </table:table-cell>
          <table:table-cell office:value-type="float" office:value="2031997" calcext:value-type="float">
            <text:p>2031997</text:p>
          </table:table-cell>
          <table:table-cell office:value-type="float" office:value="270097" calcext:value-type="float">
            <text:p>270097</text:p>
          </table:table-cell>
          <table:table-cell office:value-type="float" office:value="322102" calcext:value-type="float">
            <text:p>322102</text:p>
          </table:table-cell>
          <table:table-cell office:value-type="float" office:value="8483" calcext:value-type="float">
            <text:p>848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boveRightAvailable</text:p>
          </table:table-cell>
          <table:table-cell office:value-type="float" office:value="8978232" calcext:value-type="float">
            <text:p>8978232</text:p>
          </table:table-cell>
          <table:table-cell office:value-type="float" office:value="3200766" calcext:value-type="float">
            <text:p>3200766</text:p>
          </table:table-cell>
          <table:table-cell office:value-type="float" office:value="3013887" calcext:value-type="float">
            <text:p>3013887</text:p>
          </table:table-cell>
          <table:table-cell office:value-type="float" office:value="523285" calcext:value-type="float">
            <text:p>523285</text:p>
          </table:table-cell>
          <table:table-cell office:value-type="float" office:value="15891" calcext:value-type="float">
            <text:p>15891</text:p>
          </table:table-cell>
          <table:table-cell office:value-type="float" office:value="8432" calcext:value-type="float">
            <text:p>84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8775199" calcext:value-type="float">
            <text:p>8775199</text:p>
          </table:table-cell>
          <table:table-cell office:value-type="float" office:value="3726739" calcext:value-type="float">
            <text:p>3726739</text:p>
          </table:table-cell>
          <table:table-cell office:value-type="float" office:value="2928730" calcext:value-type="float">
            <text:p>2928730</text:p>
          </table:table-cell>
          <table:table-cell office:value-type="float" office:value="14581" calcext:value-type="float">
            <text:p>14581</text:p>
          </table:table-cell>
          <table:table-cell office:value-type="float" office:value="94641" calcext:value-type="float">
            <text:p>94641</text:p>
          </table:table-cell>
          <table:table-cell office:value-type="float" office:value="523827" calcext:value-type="float">
            <text:p>523827</text:p>
          </table:table-cell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8729654" calcext:value-type="float">
            <text:p>8729654</text:p>
          </table:table-cell>
          <table:table-cell office:value-type="float" office:value="2255978" calcext:value-type="float">
            <text:p>2255978</text:p>
          </table:table-cell>
          <table:table-cell office:value-type="float" office:value="1961720" calcext:value-type="float">
            <text:p>1961720</text:p>
          </table:table-cell>
          <table:table-cell office:value-type="float" office:value="30575" calcext:value-type="float">
            <text:p>30575</text:p>
          </table:table-cell>
          <table:table-cell office:value-type="float" office:value="350291" calcext:value-type="float">
            <text:p>350291</text:p>
          </table:table-cell>
          <table:table-cell office:value-type="float" office:value="6636" calcext:value-type="float">
            <text:p>66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EncSearch::xEncCoeffQT</text:p>
          </table:table-cell>
          <table:table-cell office:value-type="float" office:value="8651321" calcext:value-type="float">
            <text:p>8651321</text:p>
          </table:table-cell>
          <table:table-cell office:value-type="float" office:value="4106676" calcext:value-type="float">
            <text:p>4106676</text:p>
          </table:table-cell>
          <table:table-cell office:value-type="float" office:value="2653021" calcext:value-type="float">
            <text:p>2653021</text:p>
          </table:table-cell>
          <table:table-cell office:value-type="float" office:value="485897" calcext:value-type="float">
            <text:p>485897</text:p>
          </table:table-cell>
          <table:table-cell office:value-type="float" office:value="260829" calcext:value-type="float">
            <text:p>260829</text:p>
          </table:table-cell>
          <table:table-cell office:value-type="float" office:value="4760" calcext:value-type="float">
            <text:p>47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8523232" calcext:value-type="float">
            <text:p>8523232</text:p>
          </table:table-cell>
          <table:table-cell office:value-type="float" office:value="3057278" calcext:value-type="float">
            <text:p>3057278</text:p>
          </table:table-cell>
          <table:table-cell office:value-type="float" office:value="3651365" calcext:value-type="float">
            <text:p>3651365</text:p>
          </table:table-cell>
          <table:table-cell office:value-type="float" office:value="536000" calcext:value-type="float">
            <text:p>536000</text:p>
          </table:table-cell>
          <table:table-cell office:value-type="float" office:value="141338" calcext:value-type="float">
            <text:p>141338</text:p>
          </table:table-cell>
          <table:table-cell office:value-type="float" office:value="74135" calcext:value-type="float">
            <text:p>74135</text:p>
          </table:table-cell>
          <table:table-cell office:value-type="float" office:value="964" calcext:value-type="float">
            <text:p>964</text:p>
          </table:table-cell>
          <table:table-cell office:value-type="float" office:value="1036" calcext:value-type="float">
            <text:p>10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8446044" calcext:value-type="float">
            <text:p>8446044</text:p>
          </table:table-cell>
          <table:table-cell office:value-type="float" office:value="2815348" calcext:value-type="float">
            <text:p>2815348</text:p>
          </table:table-cell>
          <table:table-cell office:value-type="float" office:value="3519185" calcext:value-type="float">
            <text:p>3519185</text:p>
          </table:table-cell>
          <table:table-cell office:value-type="float" office:value="18769" calcext:value-type="float">
            <text:p>18769</text:p>
          </table:table-cell>
          <table:table-cell office:value-type="float" office:value="128805" calcext:value-type="float">
            <text:p>128805</text:p>
          </table:table-cell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8399125" calcext:value-type="float">
            <text:p>8399125</text:p>
          </table:table-cell>
          <table:table-cell office:value-type="float" office:value="3765125" calcext:value-type="float">
            <text:p>3765125</text:p>
          </table:table-cell>
          <table:table-cell office:value-type="float" office:value="3475500" calcext:value-type="float">
            <text:p>3475500</text:p>
          </table:table-cell>
          <table:table-cell office:value-type="float" office:value="26876" calcext:value-type="float">
            <text:p>26876</text:p>
          </table:table-cell>
          <table:table-cell office:value-type="float" office:value="734154" calcext:value-type="float">
            <text:p>734154</text:p>
          </table:table-cell>
          <table:table-cell office:value-type="float" office:value="12903" calcext:value-type="float">
            <text:p>1290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8363520" calcext:value-type="float">
            <text:p>8363520</text:p>
          </table:table-cell>
          <table:table-cell office:value-type="float" office:value="2989440" calcext:value-type="float">
            <text:p>2989440</text:p>
          </table:table-cell>
          <table:table-cell office:value-type="float" office:value="2099520" calcext:value-type="float">
            <text:p>2099520</text:p>
          </table:table-cell>
          <table:table-cell office:value-type="float" office:value="46612" calcext:value-type="float">
            <text:p>46612</text:p>
          </table:table-cell>
          <table:table-cell office:value-type="float" office:value="73497" calcext:value-type="float">
            <text:p>73497</text:p>
          </table:table-cell>
          <table:table-cell office:value-type="float" office:value="3972" calcext:value-type="float">
            <text:p>3972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ncSearch::xGetIntraBitsQT</text:p>
          </table:table-cell>
          <table:table-cell office:value-type="float" office:value="8066900" calcext:value-type="float">
            <text:p>8066900</text:p>
          </table:table-cell>
          <table:table-cell office:value-type="float" office:value="3644515" calcext:value-type="float">
            <text:p>3644515</text:p>
          </table:table-cell>
          <table:table-cell office:value-type="float" office:value="3970245" calcext:value-type="float">
            <text:p>3970245</text:p>
          </table:table-cell>
          <table:table-cell office:value-type="float" office:value="263913" calcext:value-type="float">
            <text:p>263913</text:p>
          </table:table-cell>
          <table:table-cell office:value-type="float" office:value="435473" calcext:value-type="float">
            <text:p>435473</text:p>
          </table:table-cell>
          <table:table-cell office:value-type="float" office:value="108148" calcext:value-type="float">
            <text:p>108148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7862415" calcext:value-type="float">
            <text:p>7862415</text:p>
          </table:table-cell>
          <table:table-cell office:value-type="float" office:value="3573825" calcext:value-type="float">
            <text:p>3573825</text:p>
          </table:table-cell>
          <table:table-cell office:value-type="float" office:value="714765" calcext:value-type="float">
            <text:p>714765</text:p>
          </table:table-cell>
          <table:table-cell office:value-type="float" office:value="116193" calcext:value-type="float">
            <text:p>116193</text:p>
          </table:table-cell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7818414" calcext:value-type="float">
            <text:p>7818414</text:p>
          </table:table-cell>
          <table:table-cell office:value-type="float" office:value="2800936" calcext:value-type="float">
            <text:p>2800936</text:p>
          </table:table-cell>
          <table:table-cell office:value-type="float" office:value="2877336" calcext:value-type="float">
            <text:p>2877336</text:p>
          </table:table-cell>
          <table:table-cell office:value-type="float" office:value="341349" calcext:value-type="float">
            <text:p>341349</text:p>
          </table:table-cell>
          <table:table-cell office:value-type="float" office:value="495666" calcext:value-type="float">
            <text:p>495666</text:p>
          </table:table-cell>
          <table:table-cell office:value-type="float" office:value="151043" calcext:value-type="float">
            <text:p>151043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TComDataCU::getPUAboveLeft</text:p>
          </table:table-cell>
          <table:table-cell office:value-type="float" office:value="7610205" calcext:value-type="float">
            <text:p>7610205</text:p>
          </table:table-cell>
          <table:table-cell office:value-type="float" office:value="3414788" calcext:value-type="float">
            <text:p>3414788</text:p>
          </table:table-cell>
          <table:table-cell office:value-type="float" office:value="1684982" calcext:value-type="float">
            <text:p>1684982</text:p>
          </table:table-cell>
          <table:table-cell office:value-type="float" office:value="488133" calcext:value-type="float">
            <text:p>488133</text:p>
          </table:table-cell>
          <table:table-cell office:value-type="float" office:value="358104" calcext:value-type="float">
            <text:p>358104</text:p>
          </table:table-cell>
          <table:table-cell office:value-type="float" office:value="148555" calcext:value-type="float">
            <text:p>148555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7596108" calcext:value-type="float">
            <text:p>7596108</text:p>
          </table:table-cell>
          <table:table-cell office:value-type="float" office:value="3415708" calcext:value-type="float">
            <text:p>3415708</text:p>
          </table:table-cell>
          <table:table-cell office:value-type="float" office:value="1194980" calcext:value-type="float">
            <text:p>1194980</text:p>
          </table:table-cell>
          <table:table-cell office:value-type="float" office:value="27605" calcext:value-type="float">
            <text:p>27605</text:p>
          </table:table-cell>
          <table:table-cell office:value-type="float" office:value="253594" calcext:value-type="float">
            <text:p>253594</text:p>
          </table:table-cell>
          <table:table-cell office:value-type="float" office:value="44008" calcext:value-type="float">
            <text:p>4400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7330364" calcext:value-type="float">
            <text:p>7330364</text:p>
          </table:table-cell>
          <table:table-cell office:value-type="float" office:value="3237929" calcext:value-type="float">
            <text:p>3237929</text:p>
          </table:table-cell>
          <table:table-cell office:value-type="float" office:value="3185791" calcext:value-type="float">
            <text:p>3185791</text:p>
          </table:table-cell>
          <table:table-cell office:value-type="float" office:value="5932" calcext:value-type="float">
            <text:p>5932</text:p>
          </table:table-cell>
          <table:table-cell office:value-type="float" office:value="111194" calcext:value-type="float">
            <text:p>111194</text:p>
          </table:table-cell>
          <table:table-cell office:value-type="float" office:value="10067" calcext:value-type="float">
            <text:p>1006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EncSearch::xRecurIntraChromaCodingQT</text:p>
          </table:table-cell>
          <table:table-cell office:value-type="float" office:value="7031990" calcext:value-type="float">
            <text:p>7031990</text:p>
          </table:table-cell>
          <table:table-cell office:value-type="float" office:value="2516648" calcext:value-type="float">
            <text:p>2516648</text:p>
          </table:table-cell>
          <table:table-cell office:value-type="float" office:value="2602896" calcext:value-type="float">
            <text:p>2602896</text:p>
          </table:table-cell>
          <table:table-cell office:value-type="float" office:value="274745" calcext:value-type="float">
            <text:p>274745</text:p>
          </table:table-cell>
          <table:table-cell office:value-type="float" office:value="361642" calcext:value-type="float">
            <text:p>361642</text:p>
          </table:table-cell>
          <table:table-cell office:value-type="float" office:value="159842" calcext:value-type="float">
            <text:p>159842</text:p>
          </table:table-cell>
          <table:table-cell office:value-type="float" office:value="19" calcext:value-type="float">
            <text:p>19</text:p>
          </table:table-cell>
          <table:table-cell office:value-type="float" office:value="608" calcext:value-type="float">
            <text:p>60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6889407" calcext:value-type="float">
            <text:p>6889407</text:p>
          </table:table-cell>
          <table:table-cell office:value-type="float" office:value="2179999" calcext:value-type="float">
            <text:p>2179999</text:p>
          </table:table-cell>
          <table:table-cell office:value-type="float" office:value="2520684" calcext:value-type="float">
            <text:p>2520684</text:p>
          </table:table-cell>
          <table:table-cell office:value-type="float" office:value="500034" calcext:value-type="float">
            <text:p>500034</text:p>
          </table:table-cell>
          <table:table-cell office:value-type="float" office:value="141784" calcext:value-type="float">
            <text:p>141784</text:p>
          </table:table-cell>
          <table:table-cell office:value-type="float" office:value="52676" calcext:value-type="float">
            <text:p>52676</text:p>
          </table:table-cell>
          <table:table-cell office:value-type="float" office:value="447" calcext:value-type="float">
            <text:p>447</text:p>
          </table:table-cell>
          <table:table-cell office:value-type="float" office:value="1734" calcext:value-type="float">
            <text:p>173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TEncSbac::getNumberOfWrittenBits</text:p>
          </table:table-cell>
          <table:table-cell office:value-type="float" office:value="6695616" calcext:value-type="float">
            <text:p>6695616</text:p>
          </table:table-cell>
          <table:table-cell office:value-type="float" office:value="4184760" calcext:value-type="float">
            <text:p>4184760</text:p>
          </table:table-cell>
          <table:table-cell office:value-type="float" office:value="1673904" calcext:value-type="float">
            <text:p>1673904</text:p>
          </table:table-cell>
          <table:table-cell office:value-type="float" office:value="0" calcext:value-type="float">
            <text:p>0</text:p>
          </table:table-cell>
          <table:table-cell office:value-type="float" office:value="75759" calcext:value-type="float">
            <text:p>75759</text:p>
          </table:table-cell>
          <table:table-cell office:value-type="float" office:value="27776" calcext:value-type="float">
            <text:p>27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StoreIntraResultQT</text:p>
          </table:table-cell>
          <table:table-cell office:value-type="float" office:value="6655500" calcext:value-type="float">
            <text:p>6655500</text:p>
          </table:table-cell>
          <table:table-cell office:value-type="float" office:value="3213000" calcext:value-type="float">
            <text:p>3213000</text:p>
          </table:table-cell>
          <table:table-cell office:value-type="float" office:value="1778625" calcext:value-type="float">
            <text:p>1778625</text:p>
          </table:table-cell>
          <table:table-cell office:value-type="float" office:value="181710" calcext:value-type="float">
            <text:p>181710</text:p>
          </table:table-cell>
          <table:table-cell office:value-type="float" office:value="158398" calcext:value-type="float">
            <text:p>1583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6375801" calcext:value-type="float">
            <text:p>6375801</text:p>
          </table:table-cell>
          <table:table-cell office:value-type="float" office:value="3287368" calcext:value-type="float">
            <text:p>3287368</text:p>
          </table:table-cell>
          <table:table-cell office:value-type="float" office:value="0" calcext:value-type="float">
            <text:p>0</text:p>
          </table:table-cell>
          <table:table-cell office:value-type="float" office:value="225295" calcext:value-type="float">
            <text:p>225295</text:p>
          </table:table-cell>
          <table:table-cell office:value-type="float" office:value="69940" calcext:value-type="float">
            <text:p>699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3261620" calcext:value-type="float">
            <text:p>3261620</text:p>
          </table:table-cell>
          <table:table-cell office:value-type="float" office:value="937040" calcext:value-type="float">
            <text:p>937040</text:p>
          </table:table-cell>
          <table:table-cell office:value-type="float" office:value="67513" calcext:value-type="float">
            <text:p>67513</text:p>
          </table:table-cell>
          <table:table-cell office:value-type="float" office:value="6874" calcext:value-type="float">
            <text:p>6874</text:p>
          </table:table-cell>
          <table:table-cell office:value-type="float" office:value="57610" calcext:value-type="float">
            <text:p>576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ComDataCU::setTrIdxSubParts</text:p>
          </table:table-cell>
          <table:table-cell office:value-type="float" office:value="6238728" calcext:value-type="float">
            <text:p>6238728</text:p>
          </table:table-cell>
          <table:table-cell office:value-type="float" office:value="3119364" calcext:value-type="float">
            <text:p>3119364</text:p>
          </table:table-cell>
          <table:table-cell office:value-type="float" office:value="1819629" calcext:value-type="float">
            <text:p>1819629</text:p>
          </table:table-cell>
          <table:table-cell office:value-type="float" office:value="432379" calcext:value-type="float">
            <text:p>432379</text:p>
          </table:table-cell>
          <table:table-cell office:value-type="float" office:value="493521" calcext:value-type="float">
            <text:p>493521</text:p>
          </table:table-cell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5910464" calcext:value-type="float">
            <text:p>5910464</text:p>
          </table:table-cell>
          <table:table-cell office:value-type="float" office:value="1847020" calcext:value-type="float">
            <text:p>1847020</text:p>
          </table:table-cell>
          <table:table-cell office:value-type="float" office:value="2638600" calcext:value-type="float">
            <text:p>2638600</text:p>
          </table:table-cell>
          <table:table-cell office:value-type="float" office:value="60789" calcext:value-type="float">
            <text:p>60789</text:p>
          </table:table-cell>
          <table:table-cell office:value-type="float" office:value="186661" calcext:value-type="float">
            <text:p>186661</text:p>
          </table:table-cell>
          <table:table-cell office:value-type="float" office:value="62379" calcext:value-type="float">
            <text:p>62379</text:p>
          </table:table-cell>
          <table:table-cell office:value-type="float" office:value="75" calcext:value-type="float">
            <text:p>75</text:p>
          </table:table-cell>
          <table:table-cell office:value-type="float" office:value="626" calcext:value-type="float">
            <text:p>626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5882100" calcext:value-type="float">
            <text:p>5882100</text:p>
          </table:table-cell>
          <table:table-cell office:value-type="float" office:value="3361200" calcext:value-type="float">
            <text:p>3361200</text:p>
          </table:table-cell>
          <table:table-cell office:value-type="float" office:value="2100750" calcext:value-type="float">
            <text:p>2100750</text:p>
          </table:table-cell>
          <table:table-cell office:value-type="float" office:value="53887" calcext:value-type="float">
            <text:p>53887</text:p>
          </table:table-cell>
          <table:table-cell office:value-type="float" office:value="231584" calcext:value-type="float">
            <text:p>231584</text:p>
          </table:table-cell>
          <table:table-cell office:value-type="float" office:value="32129" calcext:value-type="float">
            <text:p>321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ComTU::useDST</text:p>
          </table:table-cell>
          <table:table-cell office:value-type="float" office:value="5749500" calcext:value-type="float">
            <text:p>5749500</text:p>
          </table:table-cell>
          <table:table-cell office:value-type="float" office:value="3490025" calcext:value-type="float">
            <text:p>3490025</text:p>
          </table:table-cell>
          <table:table-cell office:value-type="float" office:value="685950" calcext:value-type="float">
            <text:p>685950</text:p>
          </table:table-cell>
          <table:table-cell office:value-type="float" office:value="42280" calcext:value-type="float">
            <text:p>42280</text:p>
          </table:table-cell>
          <table:table-cell office:value-type="float" office:value="83827" calcext:value-type="float">
            <text:p>838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sEP</text:p>
          </table:table-cell>
          <table:table-cell office:value-type="float" office:value="5685163" calcext:value-type="float">
            <text:p>5685163</text:p>
          </table:table-cell>
          <table:table-cell office:value-type="float" office:value="2067332" calcext:value-type="float">
            <text:p>2067332</text:p>
          </table:table-cell>
          <table:table-cell office:value-type="float" office:value="1550499" calcext:value-type="float">
            <text:p>1550499</text:p>
          </table:table-cell>
          <table:table-cell office:value-type="float" office:value="72897" calcext:value-type="float">
            <text:p>72897</text:p>
          </table:table-cell>
          <table:table-cell office:value-type="float" office:value="2477" calcext:value-type="float">
            <text:p>2477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5577088" calcext:value-type="float">
            <text:p>5577088</text:p>
          </table:table-cell>
          <table:table-cell office:value-type="float" office:value="2133224" calcext:value-type="float">
            <text:p>2133224</text:p>
          </table:table-cell>
          <table:table-cell office:value-type="float" office:value="1702808" calcext:value-type="float">
            <text:p>1702808</text:p>
          </table:table-cell>
          <table:table-cell office:value-type="float" office:value="78404" calcext:value-type="float">
            <text:p>78404</text:p>
          </table:table-cell>
          <table:table-cell office:value-type="float" office:value="125246" calcext:value-type="float">
            <text:p>125246</text:p>
          </table:table-cell>
          <table:table-cell office:value-type="float" office:value="19202" calcext:value-type="float">
            <text:p>19202</text:p>
          </table:table-cell>
          <table:table-cell office:value-type="float" office:value="131" calcext:value-type="float">
            <text:p>131</text:p>
          </table:table-cell>
          <table:table-cell office:value-type="float" office:value="1145" calcext:value-type="float">
            <text:p>11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ComPrediction::UseDPCMForFirstPassIntraEstimation</text:p>
          </table:table-cell>
          <table:table-cell office:value-type="float" office:value="5526150" calcext:value-type="float">
            <text:p>5526150</text:p>
          </table:table-cell>
          <table:table-cell office:value-type="float" office:value="3490200" calcext:value-type="float">
            <text:p>3490200</text:p>
          </table:table-cell>
          <table:table-cell office:value-type="float" office:value="581700" calcext:value-type="float">
            <text:p>581700</text:p>
          </table:table-cell>
          <table:table-cell office:value-type="float" office:value="10738" calcext:value-type="float">
            <text:p>10738</text:p>
          </table:table-cell>
          <table:table-cell office:value-type="float" office:value="346066" calcext:value-type="float">
            <text:p>346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IntraHeader</text:p>
          </table:table-cell>
          <table:table-cell office:value-type="float" office:value="5524372" calcext:value-type="float">
            <text:p>5524372</text:p>
          </table:table-cell>
          <table:table-cell office:value-type="float" office:value="2159268" calcext:value-type="float">
            <text:p>2159268</text:p>
          </table:table-cell>
          <table:table-cell office:value-type="float" office:value="1418873" calcext:value-type="float">
            <text:p>1418873</text:p>
          </table:table-cell>
          <table:table-cell office:value-type="float" office:value="607537" calcext:value-type="float">
            <text:p>607537</text:p>
          </table:table-cell>
          <table:table-cell office:value-type="float" office:value="354899" calcext:value-type="float">
            <text:p>354899</text:p>
          </table:table-cell>
          <table:table-cell office:value-type="float" office:value="52347" calcext:value-type="float">
            <text:p>523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5509004" calcext:value-type="float">
            <text:p>5509004</text:p>
          </table:table-cell>
          <table:table-cell office:value-type="float" office:value="2233380" calcext:value-type="float">
            <text:p>2233380</text:p>
          </table:table-cell>
          <table:table-cell office:value-type="float" office:value="2828948" calcext:value-type="float">
            <text:p>2828948</text:p>
          </table:table-cell>
          <table:table-cell office:value-type="float" office:value="49236" calcext:value-type="float">
            <text:p>49236</text:p>
          </table:table-cell>
          <table:table-cell office:value-type="float" office:value="15169" calcext:value-type="float">
            <text:p>15169</text:p>
          </table:table-cell>
          <table:table-cell office:value-type="float" office:value="2523" calcext:value-type="float">
            <text:p>2523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5492672" calcext:value-type="float">
            <text:p>5492672</text:p>
          </table:table-cell>
          <table:table-cell office:value-type="float" office:value="2563230" calcext:value-type="float">
            <text:p>2563230</text:p>
          </table:table-cell>
          <table:table-cell office:value-type="float" office:value="1776447" calcext:value-type="float">
            <text:p>1776447</text:p>
          </table:table-cell>
          <table:table-cell office:value-type="float" office:value="110919" calcext:value-type="float">
            <text:p>110919</text:p>
          </table:table-cell>
          <table:table-cell office:value-type="float" office:value="282609" calcext:value-type="float">
            <text:p>282609</text:p>
          </table:table-cell>
          <table:table-cell office:value-type="float" office:value="74982" calcext:value-type="float">
            <text:p>749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5489568" calcext:value-type="float">
            <text:p>5489568</text:p>
          </table:table-cell>
          <table:table-cell office:value-type="float" office:value="1200843" calcext:value-type="float">
            <text:p>1200843</text:p>
          </table:table-cell>
          <table:table-cell office:value-type="float" office:value="1543941" calcext:value-type="float">
            <text:p>1543941</text:p>
          </table:table-cell>
          <table:table-cell office:value-type="float" office:value="35734" calcext:value-type="float">
            <text:p>35734</text:p>
          </table:table-cell>
          <table:table-cell office:value-type="float" office:value="14286" calcext:value-type="float">
            <text:p>14286</text:p>
          </table:table-cell>
          <table:table-cell office:value-type="float" office:value="1495" calcext:value-type="float">
            <text:p>149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5422551" calcext:value-type="float">
            <text:p>5422551</text:p>
          </table:table-cell>
          <table:table-cell office:value-type="float" office:value="1988100" calcext:value-type="float">
            <text:p>1988100</text:p>
          </table:table-cell>
          <table:table-cell office:value-type="float" office:value="1597488" calcext:value-type="float">
            <text:p>1597488</text:p>
          </table:table-cell>
          <table:table-cell office:value-type="float" office:value="195817" calcext:value-type="float">
            <text:p>195817</text:p>
          </table:table-cell>
          <table:table-cell office:value-type="float" office:value="261969" calcext:value-type="float">
            <text:p>261969</text:p>
          </table:table-cell>
          <table:table-cell office:value-type="float" office:value="138906" calcext:value-type="float">
            <text:p>138906</text:p>
          </table:table-cell>
          <table:table-cell office:value-type="float" office:value="67" calcext:value-type="float">
            <text:p>67</text:p>
          </table:table-cell>
          <table:table-cell office:value-type="float" office:value="1119" calcext:value-type="float">
            <text:p>111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TEncEntropy::encodeIntraDirModeLuma</text:p>
          </table:table-cell>
          <table:table-cell office:value-type="float" office:value="5318348" calcext:value-type="float">
            <text:p>5318348</text:p>
          </table:table-cell>
          <table:table-cell office:value-type="float" office:value="3039056" calcext:value-type="float">
            <text:p>3039056</text:p>
          </table:table-cell>
          <table:table-cell office:value-type="float" office:value="1899410" calcext:value-type="float">
            <text:p>1899410</text:p>
          </table:table-cell>
          <table:table-cell office:value-type="float" office:value="27161" calcext:value-type="float">
            <text:p>27161</text:p>
          </table:table-cell>
          <table:table-cell office:value-type="float" office:value="134458" calcext:value-type="float">
            <text:p>134458</text:p>
          </table:table-cell>
          <table:table-cell office:value-type="float" office:value="16966" calcext:value-type="float">
            <text:p>169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TransformSkipSubParts</text:p>
          </table:table-cell>
          <table:table-cell office:value-type="float" office:value="5220050" calcext:value-type="float">
            <text:p>5220050</text:p>
          </table:table-cell>
          <table:table-cell office:value-type="float" office:value="2714426" calcext:value-type="float">
            <text:p>2714426</text:p>
          </table:table-cell>
          <table:table-cell office:value-type="float" office:value="1461614" calcext:value-type="float">
            <text:p>1461614</text:p>
          </table:table-cell>
          <table:table-cell office:value-type="float" office:value="162949" calcext:value-type="float">
            <text:p>162949</text:p>
          </table:table-cell>
          <table:table-cell office:value-type="float" office:value="521749" calcext:value-type="float">
            <text:p>521749</text:p>
          </table:table-cell>
          <table:table-cell office:value-type="float" office:value="7015" calcext:value-type="float">
            <text:p>7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5145404" calcext:value-type="float">
            <text:p>5145404</text:p>
          </table:table-cell>
          <table:table-cell office:value-type="float" office:value="2211248" calcext:value-type="float">
            <text:p>2211248</text:p>
          </table:table-cell>
          <table:table-cell office:value-type="float" office:value="1743484" calcext:value-type="float">
            <text:p>1743484</text:p>
          </table:table-cell>
          <table:table-cell office:value-type="float" office:value="125251" calcext:value-type="float">
            <text:p>125251</text:p>
          </table:table-cell>
          <table:table-cell office:value-type="float" office:value="320460" calcext:value-type="float">
            <text:p>320460</text:p>
          </table:table-cell>
          <table:table-cell office:value-type="float" office:value="52225" calcext:value-type="float">
            <text:p>52225</text:p>
          </table:table-cell>
          <table:table-cell office:value-type="float" office:value="96" calcext:value-type="float">
            <text:p>96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ncSearch::xEncSubdivCbfQT</text:p>
          </table:table-cell>
          <table:table-cell office:value-type="float" office:value="5118277" calcext:value-type="float">
            <text:p>5118277</text:p>
          </table:table-cell>
          <table:table-cell office:value-type="float" office:value="2118457" calcext:value-type="float">
            <text:p>2118457</text:p>
          </table:table-cell>
          <table:table-cell office:value-type="float" office:value="1114057" calcext:value-type="float">
            <text:p>1114057</text:p>
          </table:table-cell>
          <table:table-cell office:value-type="float" office:value="16890" calcext:value-type="float">
            <text:p>16890</text:p>
          </table:table-cell>
          <table:table-cell office:value-type="float" office:value="56860" calcext:value-type="float">
            <text:p>56860</text:p>
          </table:table-cell>
          <table:table-cell office:value-type="float" office:value="13443" calcext:value-type="float">
            <text:p>1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5066060" calcext:value-type="float">
            <text:p>5066060</text:p>
          </table:table-cell>
          <table:table-cell office:value-type="float" office:value="1402110" calcext:value-type="float">
            <text:p>1402110</text:p>
          </table:table-cell>
          <table:table-cell office:value-type="float" office:value="121170" calcext:value-type="float">
            <text:p>121170</text:p>
          </table:table-cell>
          <table:table-cell office:value-type="float" office:value="557" calcext:value-type="float">
            <text:p>557</text:p>
          </table:table-cell>
          <table:table-cell office:value-type="float" office:value="25200" calcext:value-type="float">
            <text:p>25200</text:p>
          </table:table-cell>
          <table:table-cell office:value-type="float" office:value="612" calcext:value-type="float">
            <text:p>612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omYuv::copyToPicComponent</text:p>
          </table:table-cell>
          <table:table-cell office:value-type="float" office:value="4930368" calcext:value-type="float">
            <text:p>4930368</text:p>
          </table:table-cell>
          <table:table-cell office:value-type="float" office:value="2034144" calcext:value-type="float">
            <text:p>2034144</text:p>
          </table:table-cell>
          <table:table-cell office:value-type="float" office:value="1292880" calcext:value-type="float">
            <text:p>1292880</text:p>
          </table:table-cell>
          <table:table-cell office:value-type="float" office:value="52397" calcext:value-type="float">
            <text:p>52397</text:p>
          </table:table-cell>
          <table:table-cell office:value-type="float" office:value="95030" calcext:value-type="float">
            <text:p>95030</text:p>
          </table:table-cell>
          <table:table-cell office:value-type="float" office:value="12581" calcext:value-type="float">
            <text:p>12581</text:p>
          </table:table-cell>
          <table:table-cell office:value-type="float" office:value="72" calcext:value-type="float">
            <text:p>72</text:p>
          </table:table-cell>
          <table:table-cell office:value-type="float" office:value="1634" calcext:value-type="float">
            <text:p>16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ComDataCU::initSubCU</text:p>
          </table:table-cell>
          <table:table-cell office:value-type="float" office:value="4909248" calcext:value-type="float">
            <text:p>4909248</text:p>
          </table:table-cell>
          <table:table-cell office:value-type="float" office:value="1871616" calcext:value-type="float">
            <text:p>1871616</text:p>
          </table:table-cell>
          <table:table-cell office:value-type="float" office:value="2083680" calcext:value-type="float">
            <text:p>2083680</text:p>
          </table:table-cell>
          <table:table-cell office:value-type="float" office:value="65466" calcext:value-type="float">
            <text:p>65466</text:p>
          </table:table-cell>
          <table:table-cell office:value-type="float" office:value="114836" calcext:value-type="float">
            <text:p>114836</text:p>
          </table:table-cell>
          <table:table-cell office:value-type="float" office:value="64038" calcext:value-type="float">
            <text:p>64038</text:p>
          </table:table-cell>
          <table:table-cell office:value-type="float" office:value="276" calcext:value-type="float">
            <text:p>276</text:p>
          </table:table-cell>
          <table:table-cell office:value-type="float" office:value="98" calcext:value-type="float">
            <text:p>9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EncSearch::xEncCoeffQT</text:p>
          </table:table-cell>
          <table:table-cell office:value-type="float" office:value="4829059" calcext:value-type="float">
            <text:p>4829059</text:p>
          </table:table-cell>
          <table:table-cell office:value-type="float" office:value="2504327" calcext:value-type="float">
            <text:p>2504327</text:p>
          </table:table-cell>
          <table:table-cell office:value-type="float" office:value="1208280" calcext:value-type="float">
            <text:p>1208280</text:p>
          </table:table-cell>
          <table:table-cell office:value-type="float" office:value="24840" calcext:value-type="float">
            <text:p>24840</text:p>
          </table:table-cell>
          <table:table-cell office:value-type="float" office:value="71066" calcext:value-type="float">
            <text:p>71066</text:p>
          </table:table-cell>
          <table:table-cell office:value-type="float" office:value="3767" calcext:value-type="float">
            <text:p>3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4762616" calcext:value-type="float">
            <text:p>4762616</text:p>
          </table:table-cell>
          <table:table-cell office:value-type="float" office:value="2008377" calcext:value-type="float">
            <text:p>2008377</text:p>
          </table:table-cell>
          <table:table-cell office:value-type="float" office:value="1561342" calcext:value-type="float">
            <text:p>1561342</text:p>
          </table:table-cell>
          <table:table-cell office:value-type="float" office:value="305912" calcext:value-type="float">
            <text:p>305912</text:p>
          </table:table-cell>
          <table:table-cell office:value-type="float" office:value="323278" calcext:value-type="float">
            <text:p>323278</text:p>
          </table:table-cell>
          <table:table-cell office:value-type="float" office:value="59175" calcext:value-type="float">
            <text:p>59175</text:p>
          </table:table-cell>
          <table:table-cell office:value-type="float" office:value="453" calcext:value-type="float">
            <text:p>453</text:p>
          </table:table-cell>
          <table:table-cell office:value-type="float" office:value="730" calcext:value-type="float">
            <text:p>73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4631586" calcext:value-type="float">
            <text:p>4631586</text:p>
          </table:table-cell>
          <table:table-cell office:value-type="float" office:value="1406848" calcext:value-type="float">
            <text:p>1406848</text:p>
          </table:table-cell>
          <table:table-cell office:value-type="float" office:value="1714116" calcext:value-type="float">
            <text:p>1714116</text:p>
          </table:table-cell>
          <table:table-cell office:value-type="float" office:value="177776" calcext:value-type="float">
            <text:p>177776</text:p>
          </table:table-cell>
          <table:table-cell office:value-type="float" office:value="126523" calcext:value-type="float">
            <text:p>126523</text:p>
          </table:table-cell>
          <table:table-cell office:value-type="float" office:value="34119" calcext:value-type="float">
            <text:p>34119</text:p>
          </table:table-cell>
          <table:table-cell office:value-type="float" office:value="145" calcext:value-type="float">
            <text:p>145</text:p>
          </table:table-cell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4330549" calcext:value-type="float">
            <text:p>4330549</text:p>
          </table:table-cell>
          <table:table-cell office:value-type="float" office:value="1527539" calcext:value-type="float">
            <text:p>1527539</text:p>
          </table:table-cell>
          <table:table-cell office:value-type="float" office:value="2211609" calcext:value-type="float">
            <text:p>2211609</text:p>
          </table:table-cell>
          <table:table-cell office:value-type="float" office:value="231086" calcext:value-type="float">
            <text:p>231086</text:p>
          </table:table-cell>
          <table:table-cell office:value-type="float" office:value="241443" calcext:value-type="float">
            <text:p>241443</text:p>
          </table:table-cell>
          <table:table-cell office:value-type="float" office:value="19930" calcext:value-type="float">
            <text:p>19930</text:p>
          </table:table-cell>
          <table:table-cell office:value-type="float" office:value="417" calcext:value-type="float">
            <text:p>417</text:p>
          </table:table-cell>
          <table:table-cell office:value-type="float" office:value="336" calcext:value-type="float">
            <text:p>3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ComPrediction::motionCompensation</text:p>
          </table:table-cell>
          <table:table-cell office:value-type="float" office:value="4155391" calcext:value-type="float">
            <text:p>4155391</text:p>
          </table:table-cell>
          <table:table-cell office:value-type="float" office:value="1206606" calcext:value-type="float">
            <text:p>1206606</text:p>
          </table:table-cell>
          <table:table-cell office:value-type="float" office:value="1832825" calcext:value-type="float">
            <text:p>1832825</text:p>
          </table:table-cell>
          <table:table-cell office:value-type="float" office:value="97246" calcext:value-type="float">
            <text:p>97246</text:p>
          </table:table-cell>
          <table:table-cell office:value-type="float" office:value="37528" calcext:value-type="float">
            <text:p>37528</text:p>
          </table:table-cell>
          <table:table-cell office:value-type="float" office:value="16125" calcext:value-type="float">
            <text:p>16125</text:p>
          </table:table-cell>
          <table:table-cell office:value-type="float" office:value="202" calcext:value-type="float">
            <text:p>202</text:p>
          </table:table-cell>
          <table:table-cell office:value-type="float" office:value="557" calcext:value-type="float">
            <text:p>5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3864532" calcext:value-type="float">
            <text:p>3864532</text:p>
          </table:table-cell>
          <table:table-cell office:value-type="float" office:value="1892832" calcext:value-type="float">
            <text:p>1892832</text:p>
          </table:table-cell>
          <table:table-cell office:value-type="float" office:value="630944" calcext:value-type="float">
            <text:p>630944</text:p>
          </table:table-cell>
          <table:table-cell office:value-type="float" office:value="45189" calcext:value-type="float">
            <text:p>45189</text:p>
          </table:table-cell>
          <table:table-cell office:value-type="float" office:value="371013" calcext:value-type="float">
            <text:p>371013</text:p>
          </table:table-cell>
          <table:table-cell office:value-type="float" office:value="4674" calcext:value-type="float">
            <text:p>4674</text:p>
          </table:table-cell>
          <table:table-cell office:value-type="float" office:value="11" calcext:value-type="float">
            <text:p>11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3831554" calcext:value-type="float">
            <text:p>3831554</text:p>
          </table:table-cell>
          <table:table-cell office:value-type="float" office:value="1589162" calcext:value-type="float">
            <text:p>1589162</text:p>
          </table:table-cell>
          <table:table-cell office:value-type="float" office:value="854876" calcext:value-type="float">
            <text:p>854876</text:p>
          </table:table-cell>
          <table:table-cell office:value-type="float" office:value="88301" calcext:value-type="float">
            <text:p>88301</text:p>
          </table:table-cell>
          <table:table-cell office:value-type="float" office:value="325626" calcext:value-type="float">
            <text:p>325626</text:p>
          </table:table-cell>
          <table:table-cell office:value-type="float" office:value="16066" calcext:value-type="float">
            <text:p>16066</text:p>
          </table:table-cell>
          <table:table-cell office:value-type="float" office:value="63" calcext:value-type="float">
            <text:p>63</text:p>
          </table:table-cell>
          <table:table-cell office:value-type="float" office:value="3301" calcext:value-type="float">
            <text:p>33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3785680" calcext:value-type="float">
            <text:p>3785680</text:p>
          </table:table-cell>
          <table:table-cell office:value-type="float" office:value="1440892" calcext:value-type="float">
            <text:p>1440892</text:p>
          </table:table-cell>
          <table:table-cell office:value-type="float" office:value="1728190" calcext:value-type="float">
            <text:p>1728190</text:p>
          </table:table-cell>
          <table:table-cell office:value-type="float" office:value="119697" calcext:value-type="float">
            <text:p>119697</text:p>
          </table:table-cell>
          <table:table-cell office:value-type="float" office:value="232160" calcext:value-type="float">
            <text:p>232160</text:p>
          </table:table-cell>
          <table:table-cell office:value-type="float" office:value="159423" calcext:value-type="float">
            <text:p>159423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ComTrQuant::invTransformNxN</text:p>
          </table:table-cell>
          <table:table-cell office:value-type="float" office:value="3737975" calcext:value-type="float">
            <text:p>3737975</text:p>
          </table:table-cell>
          <table:table-cell office:value-type="float" office:value="1813955" calcext:value-type="float">
            <text:p>1813955</text:p>
          </table:table-cell>
          <table:table-cell office:value-type="float" office:value="1396360" calcext:value-type="float">
            <text:p>1396360</text:p>
          </table:table-cell>
          <table:table-cell office:value-type="float" office:value="221226" calcext:value-type="float">
            <text:p>221226</text:p>
          </table:table-cell>
          <table:table-cell office:value-type="float" office:value="129297" calcext:value-type="float">
            <text:p>129297</text:p>
          </table:table-cell>
          <table:table-cell office:value-type="float" office:value="75430" calcext:value-type="float">
            <text:p>754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3701750" calcext:value-type="float">
            <text:p>3701750</text:p>
          </table:table-cell>
          <table:table-cell office:value-type="float" office:value="1238632" calcext:value-type="float">
            <text:p>1238632</text:p>
          </table:table-cell>
          <table:table-cell office:value-type="float" office:value="274515" calcext:value-type="float">
            <text:p>274515</text:p>
          </table:table-cell>
          <table:table-cell office:value-type="float" office:value="7825" calcext:value-type="float">
            <text:p>7825</text:p>
          </table:table-cell>
          <table:table-cell office:value-type="float" office:value="5666" calcext:value-type="float">
            <text:p>56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MergeEstimation</text:p>
          </table:table-cell>
          <table:table-cell office:value-type="float" office:value="3630401" calcext:value-type="float">
            <text:p>3630401</text:p>
          </table:table-cell>
          <table:table-cell office:value-type="float" office:value="1529210" calcext:value-type="float">
            <text:p>1529210</text:p>
          </table:table-cell>
          <table:table-cell office:value-type="float" office:value="1473551" calcext:value-type="float">
            <text:p>1473551</text:p>
          </table:table-cell>
          <table:table-cell office:value-type="float" office:value="89895" calcext:value-type="float">
            <text:p>89895</text:p>
          </table:table-cell>
          <table:table-cell office:value-type="float" office:value="185184" calcext:value-type="float">
            <text:p>185184</text:p>
          </table:table-cell>
          <table:table-cell office:value-type="float" office:value="11968" calcext:value-type="float">
            <text:p>11968</text:p>
          </table:table-cell>
          <table:table-cell office:value-type="float" office:value="57" calcext:value-type="float">
            <text:p>57</text:p>
          </table:table-cell>
          <table:table-cell office:value-type="float" office:value="1285" calcext:value-type="float">
            <text:p>12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ComLoopFilter::xEdgeFilterLuma</text:p>
          </table:table-cell>
          <table:table-cell office:value-type="float" office:value="3591605" calcext:value-type="float">
            <text:p>3591605</text:p>
          </table:table-cell>
          <table:table-cell office:value-type="float" office:value="1369792" calcext:value-type="float">
            <text:p>1369792</text:p>
          </table:table-cell>
          <table:table-cell office:value-type="float" office:value="561794" calcext:value-type="float">
            <text:p>561794</text:p>
          </table:table-cell>
          <table:table-cell office:value-type="float" office:value="90" calcext:value-type="float">
            <text:p>90</text:p>
          </table:table-cell>
          <table:table-cell office:value-type="float" office:value="48134" calcext:value-type="float">
            <text:p>48134</text:p>
          </table:table-cell>
          <table:table-cell office:value-type="float" office:value="6809" calcext:value-type="float">
            <text:p>6809</text:p>
          </table:table-cell>
          <table:table-cell office:value-type="float" office:value="90" calcext:value-type="float">
            <text:p>90</text:p>
          </table:table-cell>
          <table:table-cell office:value-type="float" office:value="5501" calcext:value-type="float">
            <text:p>55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cSbac::store</text:p>
          </table:table-cell>
          <table:table-cell office:value-type="float" office:value="3563748" calcext:value-type="float">
            <text:p>3563748</text:p>
          </table:table-cell>
          <table:table-cell office:value-type="float" office:value="1187916" calcext:value-type="float">
            <text:p>1187916</text:p>
          </table:table-cell>
          <table:table-cell office:value-type="float" office:value="1484895" calcext:value-type="float">
            <text:p>1484895</text:p>
          </table:table-cell>
          <table:table-cell office:value-type="float" office:value="2562" calcext:value-type="float">
            <text:p>2562</text:p>
          </table:table-cell>
          <table:table-cell office:value-type="float" office:value="58127" calcext:value-type="float">
            <text:p>58127</text:p>
          </table:table-cell>
          <table:table-cell office:value-type="float" office:value="29614" calcext:value-type="float">
            <text:p>2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3519105" calcext:value-type="float">
            <text:p>3519105</text:p>
          </table:table-cell>
          <table:table-cell office:value-type="float" office:value="1362017" calcext:value-type="float">
            <text:p>1362017</text:p>
          </table:table-cell>
          <table:table-cell office:value-type="float" office:value="744969" calcext:value-type="float">
            <text:p>744969</text:p>
          </table:table-cell>
          <table:table-cell office:value-type="float" office:value="84862" calcext:value-type="float">
            <text:p>84862</text:p>
          </table:table-cell>
          <table:table-cell office:value-type="float" office:value="144812" calcext:value-type="float">
            <text:p>144812</text:p>
          </table:table-cell>
          <table:table-cell office:value-type="float" office:value="14514" calcext:value-type="float">
            <text:p>14514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Zero</text:p>
          </table:table-cell>
          <table:table-cell office:value-type="float" office:value="3475500" calcext:value-type="float">
            <text:p>3475500</text:p>
          </table:table-cell>
          <table:table-cell office:value-type="float" office:value="2027375" calcext:value-type="float">
            <text:p>2027375</text:p>
          </table:table-cell>
          <table:table-cell office:value-type="float" office:value="1158500" calcext:value-type="float">
            <text:p>1158500</text:p>
          </table:table-cell>
          <table:table-cell office:value-type="float" office:value="17618" calcext:value-type="float">
            <text:p>17618</text:p>
          </table:table-cell>
          <table:table-cell office:value-type="float" office:value="720364" calcext:value-type="float">
            <text:p>720364</text:p>
          </table:table-cell>
          <table:table-cell office:value-type="float" office:value="15462" calcext:value-type="float">
            <text:p>1546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3404497" calcext:value-type="float">
            <text:p>3404497</text:p>
          </table:table-cell>
          <table:table-cell office:value-type="float" office:value="1725188" calcext:value-type="float">
            <text:p>1725188</text:p>
          </table:table-cell>
          <table:table-cell office:value-type="float" office:value="651848" calcext:value-type="float">
            <text:p>651848</text:p>
          </table:table-cell>
          <table:table-cell office:value-type="float" office:value="51354" calcext:value-type="float">
            <text:p>51354</text:p>
          </table:table-cell>
          <table:table-cell office:value-type="float" office:value="181394" calcext:value-type="float">
            <text:p>181394</text:p>
          </table:table-cell>
          <table:table-cell office:value-type="float" office:value="12546" calcext:value-type="float">
            <text:p>12546</text:p>
          </table:table-cell>
          <table:table-cell office:value-type="float" office:value="52" calcext:value-type="float">
            <text:p>52</text:p>
          </table:table-cell>
          <table:table-cell office:value-type="float" office:value="575" calcext:value-type="float">
            <text:p>5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sAboveLeftAvailable</text:p>
          </table:table-cell>
          <table:table-cell office:value-type="float" office:value="3351767" calcext:value-type="float">
            <text:p>3351767</text:p>
          </table:table-cell>
          <table:table-cell table:number-columns-repeated="2" office:value-type="float" office:value="1165832" calcext:value-type="float">
            <text:p>1165832</text:p>
          </table:table-cell>
          <table:table-cell office:value-type="float" office:value="337212" calcext:value-type="float">
            <text:p>337212</text:p>
          </table:table-cell>
          <table:table-cell office:value-type="float" office:value="149892" calcext:value-type="float">
            <text:p>149892</text:p>
          </table:table-cell>
          <table:table-cell office:value-type="float" office:value="174735" calcext:value-type="float">
            <text:p>1747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EncGOP::xCalculateAddPSNR</text:p>
          </table:table-cell>
          <table:table-cell office:value-type="float" office:value="3307855" calcext:value-type="float">
            <text:p>3307855</text:p>
          </table:table-cell>
          <table:table-cell office:value-type="float" office:value="1202446" calcext:value-type="float">
            <text:p>1202446</text:p>
          </table:table-cell>
          <table:table-cell office:value-type="float" office:value="2334" calcext:value-type="float">
            <text:p>2334</text:p>
          </table:table-cell>
          <table:table-cell office:value-type="float" office:value="85" calcext:value-type="float">
            <text:p>85</text:p>
          </table:table-cell>
          <table:table-cell office:value-type="float" office:value="414789" calcext:value-type="float">
            <text:p>414789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3555" calcext:value-type="float">
            <text:p>135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3267204" calcext:value-type="float">
            <text:p>3267204</text:p>
          </table:table-cell>
          <table:table-cell office:value-type="float" office:value="1507926" calcext:value-type="float">
            <text:p>1507926</text:p>
          </table:table-cell>
          <table:table-cell office:value-type="float" office:value="860671" calcext:value-type="float">
            <text:p>860671</text:p>
          </table:table-cell>
          <table:table-cell office:value-type="float" office:value="39636" calcext:value-type="float">
            <text:p>39636</text:p>
          </table:table-cell>
          <table:table-cell office:value-type="float" office:value="214691" calcext:value-type="float">
            <text:p>214691</text:p>
          </table:table-cell>
          <table:table-cell office:value-type="float" office:value="21299" calcext:value-type="float">
            <text:p>2129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Mvd</text:p>
          </table:table-cell>
          <table:table-cell office:value-type="float" office:value="3187132" calcext:value-type="float">
            <text:p>3187132</text:p>
          </table:table-cell>
          <table:table-cell office:value-type="float" office:value="998840" calcext:value-type="float">
            <text:p>998840</text:p>
          </table:table-cell>
          <table:table-cell office:value-type="float" office:value="598524" calcext:value-type="float">
            <text:p>598524</text:p>
          </table:table-cell>
          <table:table-cell office:value-type="float" office:value="32337" calcext:value-type="float">
            <text:p>32337</text:p>
          </table:table-cell>
          <table:table-cell office:value-type="float" office:value="13836" calcext:value-type="float">
            <text:p>13836</text:p>
          </table:table-cell>
          <table:table-cell office:value-type="float" office:value="45800" calcext:value-type="float">
            <text:p>458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3075688" calcext:value-type="float">
            <text:p>3075688</text:p>
          </table:table-cell>
          <table:table-cell office:value-type="float" office:value="1419705" calcext:value-type="float">
            <text:p>1419705</text:p>
          </table:table-cell>
          <table:table-cell office:value-type="float" office:value="812142" calcext:value-type="float">
            <text:p>812142</text:p>
          </table:table-cell>
          <table:table-cell office:value-type="float" office:value="19861" calcext:value-type="float">
            <text:p>19861</text:p>
          </table:table-cell>
          <table:table-cell office:value-type="float" office:value="88773" calcext:value-type="float">
            <text:p>8877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stIntraPredChromaQT</text:p>
          </table:table-cell>
          <table:table-cell office:value-type="float" office:value="2978292" calcext:value-type="float">
            <text:p>2978292</text:p>
          </table:table-cell>
          <table:table-cell office:value-type="float" office:value="1299638" calcext:value-type="float">
            <text:p>1299638</text:p>
          </table:table-cell>
          <table:table-cell office:value-type="float" office:value="1224531" calcext:value-type="float">
            <text:p>1224531</text:p>
          </table:table-cell>
          <table:table-cell office:value-type="float" office:value="122946" calcext:value-type="float">
            <text:p>122946</text:p>
          </table:table-cell>
          <table:table-cell office:value-type="float" office:value="240555" calcext:value-type="float">
            <text:p>240555</text:p>
          </table:table-cell>
          <table:table-cell office:value-type="float" office:value="59370" calcext:value-type="float">
            <text:p>59370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ComPrediction::xCheckIdenticalMotion</text:p>
          </table:table-cell>
          <table:table-cell office:value-type="float" office:value="2860564" calcext:value-type="float">
            <text:p>2860564</text:p>
          </table:table-cell>
          <table:table-cell office:value-type="float" office:value="1685568" calcext:value-type="float">
            <text:p>1685568</text:p>
          </table:table-cell>
          <table:table-cell office:value-type="float" office:value="222534" calcext:value-type="float">
            <text:p>222534</text:p>
          </table:table-cell>
          <table:table-cell office:value-type="float" office:value="43334" calcext:value-type="float">
            <text:p>43334</text:p>
          </table:table-cell>
          <table:table-cell office:value-type="float" office:value="219487" calcext:value-type="float">
            <text:p>21948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2805723" calcext:value-type="float">
            <text:p>2805723</text:p>
          </table:table-cell>
          <table:table-cell office:value-type="float" office:value="1148790" calcext:value-type="float">
            <text:p>1148790</text:p>
          </table:table-cell>
          <table:table-cell office:value-type="float" office:value="735924" calcext:value-type="float">
            <text:p>735924</text:p>
          </table:table-cell>
          <table:table-cell office:value-type="float" office:value="36192" calcext:value-type="float">
            <text:p>36192</text:p>
          </table:table-cell>
          <table:table-cell office:value-type="float" office:value="165" calcext:value-type="float">
            <text:p>165</text:p>
          </table:table-cell>
          <table:table-cell office:value-type="float" office:value="1289" calcext:value-type="float">
            <text:p>12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predIntraGetPredValDC</text:p>
          </table:table-cell>
          <table:table-cell office:value-type="float" office:value="2795740" calcext:value-type="float">
            <text:p>2795740</text:p>
          </table:table-cell>
          <table:table-cell office:value-type="float" office:value="794240" calcext:value-type="float">
            <text:p>794240</text:p>
          </table:table-cell>
          <table:table-cell office:value-type="float" office:value="154680" calcext:value-type="float">
            <text:p>154680</text:p>
          </table:table-cell>
          <table:table-cell office:value-type="float" office:value="45993" calcext:value-type="float">
            <text:p>45993</text:p>
          </table:table-cell>
          <table:table-cell office:value-type="float" office:value="34284" calcext:value-type="float">
            <text:p>34284</text:p>
          </table:table-cell>
          <table:table-cell office:value-type="float" office:value="44907" calcext:value-type="float">
            <text:p>449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TComBitCounter::resetBits</text:p>
          </table:table-cell>
          <table:table-cell office:value-type="float" office:value="2756475" calcext:value-type="float">
            <text:p>2756475</text:p>
          </table:table-cell>
          <table:table-cell office:value-type="float" office:value="1837650" calcext:value-type="float">
            <text:p>1837650</text:p>
          </table:table-cell>
          <table:table-cell office:value-type="float" office:value="918825" calcext:value-type="float">
            <text:p>918825</text:p>
          </table:table-cell>
          <table:table-cell office:value-type="float" office:value="116544" calcext:value-type="float">
            <text:p>116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xEncodeTransform</text:p>
          </table:table-cell>
          <table:table-cell office:value-type="float" office:value="2720706" calcext:value-type="float">
            <text:p>2720706</text:p>
          </table:table-cell>
          <table:table-cell office:value-type="float" office:value="1124846" calcext:value-type="float">
            <text:p>1124846</text:p>
          </table:table-cell>
          <table:table-cell office:value-type="float" office:value="560775" calcext:value-type="float">
            <text:p>560775</text:p>
          </table:table-cell>
          <table:table-cell office:value-type="float" office:value="14267" calcext:value-type="float">
            <text:p>14267</text:p>
          </table:table-cell>
          <table:table-cell office:value-type="float" office:value="72989" calcext:value-type="float">
            <text:p>72989</text:p>
          </table:table-cell>
          <table:table-cell office:value-type="float" office:value="16971" calcext:value-type="float">
            <text:p>1697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2711804" calcext:value-type="float">
            <text:p>2711804</text:p>
          </table:table-cell>
          <table:table-cell office:value-type="float" office:value="1789686" calcext:value-type="float">
            <text:p>1789686</text:p>
          </table:table-cell>
          <table:table-cell office:value-type="float" office:value="100772" calcext:value-type="float">
            <text:p>100772</text:p>
          </table:table-cell>
          <table:table-cell office:value-type="float" office:value="981" calcext:value-type="float">
            <text:p>981</text:p>
          </table:table-cell>
          <table:table-cell office:value-type="float" office:value="24143" calcext:value-type="float">
            <text:p>24143</text:p>
          </table:table-cell>
          <table:table-cell office:value-type="float" office:value="7932" calcext:value-type="float">
            <text:p>7932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ComDataCU::setIntraDirSubParts</text:p>
          </table:table-cell>
          <table:table-cell office:value-type="float" office:value="2611025" calcext:value-type="float">
            <text:p>2611025</text:p>
          </table:table-cell>
          <table:table-cell office:value-type="float" office:value="1357733" calcext:value-type="float">
            <text:p>1357733</text:p>
          </table:table-cell>
          <table:table-cell office:value-type="float" office:value="731087" calcext:value-type="float">
            <text:p>731087</text:p>
          </table:table-cell>
          <table:table-cell office:value-type="float" office:value="130896" calcext:value-type="float">
            <text:p>130896</text:p>
          </table:table-cell>
          <table:table-cell office:value-type="float" office:value="212587" calcext:value-type="float">
            <text:p>212587</text:p>
          </table:table-cell>
          <table:table-cell office:value-type="float" office:value="74036" calcext:value-type="float">
            <text:p>740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TEncBinCABAC::getTEncBinCABAC</text:p>
          </table:table-cell>
          <table:table-cell table:number-columns-repeated="2" office:value-type="float" office:value="2583332" calcext:value-type="float">
            <text:p>2583332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TrMxN</text:p>
          </table:table-cell>
          <table:table-cell office:value-type="float" office:value="2531473" calcext:value-type="float">
            <text:p>2531473</text:p>
          </table:table-cell>
          <table:table-cell office:value-type="float" office:value="681922" calcext:value-type="float">
            <text:p>681922</text:p>
          </table:table-cell>
          <table:table-cell office:value-type="float" office:value="765517" calcext:value-type="float">
            <text:p>765517</text:p>
          </table:table-cell>
          <table:table-cell office:value-type="float" office:value="337978" calcext:value-type="float">
            <text:p>337978</text:p>
          </table:table-cell>
          <table:table-cell office:value-type="float" office:value="7134" calcext:value-type="float">
            <text:p>7134</text:p>
          </table:table-cell>
          <table:table-cell office:value-type="float" office:value="107552" calcext:value-type="float">
            <text:p>10755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800331407" calcext:value-type="float">
            <text:p>800331407</text:p>
          </table:table-cell>
          <table:table-cell office:value-type="float" office:value="316359438" calcext:value-type="float">
            <text:p>316359438</text:p>
          </table:table-cell>
          <table:table-cell office:value-type="float" office:value="208563386" calcext:value-type="float">
            <text:p>208563386</text:p>
          </table:table-cell>
          <table:table-cell office:value-type="float" office:value="8464196" calcext:value-type="float">
            <text:p>8464196</text:p>
          </table:table-cell>
          <table:table-cell office:value-type="float" office:value="28074730" calcext:value-type="float">
            <text:p>28074730</text:p>
          </table:table-cell>
          <table:table-cell office:value-type="float" office:value="9121018" calcext:value-type="float">
            <text:p>9121018</text:p>
          </table:table-cell>
          <table:table-cell office:value-type="float" office:value="1759" calcext:value-type="float">
            <text:p>1759</text:p>
          </table:table-cell>
          <table:table-cell office:value-type="float" office:value="3196" calcext:value-type="float">
            <text:p>3196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889521367" calcext:value-type="float">
            <text:p>889521367</text:p>
          </table:table-cell>
          <table:table-cell office:value-type="float" office:value="406621800" calcext:value-type="float">
            <text:p>406621800</text:p>
          </table:table-cell>
          <table:table-cell office:value-type="float" office:value="64275021" calcext:value-type="float">
            <text:p>64275021</text:p>
          </table:table-cell>
          <table:table-cell office:value-type="float" office:value="378989" calcext:value-type="float">
            <text:p>378989</text:p>
          </table:table-cell>
          <table:table-cell office:value-type="float" office:value="6154864" calcext:value-type="float">
            <text:p>6154864</text:p>
          </table:table-cell>
          <table:table-cell office:value-type="float" office:value="5972563" calcext:value-type="float">
            <text:p>5972563</text:p>
          </table:table-cell>
          <table:table-cell office:value-type="float" office:value="173" calcext:value-type="float">
            <text:p>173</text:p>
          </table:table-cell>
          <table:table-cell office:value-type="float" office:value="165596" calcext:value-type="float">
            <text:p>165596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896943567" calcext:value-type="float">
            <text:p>896943567</text:p>
          </table:table-cell>
          <table:table-cell office:value-type="float" office:value="312233346" calcext:value-type="float">
            <text:p>312233346</text:p>
          </table:table-cell>
          <table:table-cell office:value-type="float" office:value="174635091" calcext:value-type="float">
            <text:p>174635091</text:p>
          </table:table-cell>
          <table:table-cell office:value-type="float" office:value="8339824" calcext:value-type="float">
            <text:p>8339824</text:p>
          </table:table-cell>
          <table:table-cell office:value-type="float" office:value="17268164" calcext:value-type="float">
            <text:p>17268164</text:p>
          </table:table-cell>
          <table:table-cell office:value-type="float" office:value="7524963" calcext:value-type="float">
            <text:p>7524963</text:p>
          </table:table-cell>
          <table:table-cell office:value-type="float" office:value="387" calcext:value-type="float">
            <text:p>387</text:p>
          </table:table-cell>
          <table:table-cell office:value-type="float" office:value="108894" calcext:value-type="float">
            <text:p>108894</text:p>
          </table:table-cell>
          <table:table-cell office:value-type="float" office:value="96089" calcext:value-type="float">
            <text:p>96089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289408422" calcext:value-type="float">
            <text:p>289408422</text:p>
          </table:table-cell>
          <table:table-cell office:value-type="float" office:value="94768287" calcext:value-type="float">
            <text:p>94768287</text:p>
          </table:table-cell>
          <table:table-cell office:value-type="float" office:value="72304568" calcext:value-type="float">
            <text:p>72304568</text:p>
          </table:table-cell>
          <table:table-cell office:value-type="float" office:value="4064160" calcext:value-type="float">
            <text:p>4064160</text:p>
          </table:table-cell>
          <table:table-cell office:value-type="float" office:value="8167298" calcext:value-type="float">
            <text:p>8167298</text:p>
          </table:table-cell>
          <table:table-cell office:value-type="float" office:value="2910934" calcext:value-type="float">
            <text:p>2910934</text:p>
          </table:table-cell>
          <table:table-cell office:value-type="float" office:value="5696" calcext:value-type="float">
            <text:p>5696</text:p>
          </table:table-cell>
          <table:table-cell office:value-type="float" office:value="28834" calcext:value-type="float">
            <text:p>28834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2921070513" calcext:value-type="float">
            <text:p>2921070513</text:p>
          </table:table-cell>
          <table:table-cell office:value-type="float" office:value="1039238374" calcext:value-type="float">
            <text:p>1039238374</text:p>
          </table:table-cell>
          <table:table-cell office:value-type="float" office:value="570039654" calcext:value-type="float">
            <text:p>570039654</text:p>
          </table:table-cell>
          <table:table-cell office:value-type="float" office:value="1744929" calcext:value-type="float">
            <text:p>1744929</text:p>
          </table:table-cell>
          <table:table-cell office:value-type="float" office:value="14255067" calcext:value-type="float">
            <text:p>14255067</text:p>
          </table:table-cell>
          <table:table-cell office:value-type="float" office:value="3869178" calcext:value-type="float">
            <text:p>3869178</text:p>
          </table:table-cell>
          <table:table-cell office:value-type="float" office:value="1795" calcext:value-type="float">
            <text:p>1795</text:p>
          </table:table-cell>
          <table:table-cell office:value-type="float" office:value="26858" calcext:value-type="float">
            <text:p>26858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68909497" calcext:value-type="float">
            <text:p>68909497</text:p>
          </table:table-cell>
          <table:table-cell office:value-type="float" office:value="26089056" calcext:value-type="float">
            <text:p>26089056</text:p>
          </table:table-cell>
          <table:table-cell office:value-type="float" office:value="3880377" calcext:value-type="float">
            <text:p>3880377</text:p>
          </table:table-cell>
          <table:table-cell office:value-type="float" office:value="296935" calcext:value-type="float">
            <text:p>296935</text:p>
          </table:table-cell>
          <table:table-cell office:value-type="float" office:value="312706" calcext:value-type="float">
            <text:p>312706</text:p>
          </table:table-cell>
          <table:table-cell office:value-type="float" office:value="383923" calcext:value-type="float">
            <text:p>3839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1803941488" calcext:value-type="float">
            <text:p>1803941488</text:p>
          </table:table-cell>
          <table:table-cell office:value-type="float" office:value="670899380" calcext:value-type="float">
            <text:p>670899380</text:p>
          </table:table-cell>
          <table:table-cell office:value-type="float" office:value="408962171" calcext:value-type="float">
            <text:p>408962171</text:p>
          </table:table-cell>
          <table:table-cell office:value-type="float" office:value="6977517" calcext:value-type="float">
            <text:p>6977517</text:p>
          </table:table-cell>
          <table:table-cell office:value-type="float" office:value="35859293" calcext:value-type="float">
            <text:p>35859293</text:p>
          </table:table-cell>
          <table:table-cell office:value-type="float" office:value="39321172" calcext:value-type="float">
            <text:p>39321172</text:p>
          </table:table-cell>
          <table:table-cell office:value-type="float" office:value="511" calcext:value-type="float">
            <text:p>511</text:p>
          </table:table-cell>
          <table:table-cell office:value-type="float" office:value="13794" calcext:value-type="float">
            <text:p>13794</text:p>
          </table:table-cell>
          <table:table-cell office:value-type="float" office:value="25533" calcext:value-type="float">
            <text:p>25533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237277747" calcext:value-type="float">
            <text:p>237277747</text:p>
          </table:table-cell>
          <table:table-cell office:value-type="float" office:value="124030668" calcext:value-type="float">
            <text:p>124030668</text:p>
          </table:table-cell>
          <table:table-cell office:value-type="float" office:value="23307052" calcext:value-type="float">
            <text:p>23307052</text:p>
          </table:table-cell>
          <table:table-cell office:value-type="float" office:value="974588" calcext:value-type="float">
            <text:p>974588</text:p>
          </table:table-cell>
          <table:table-cell office:value-type="float" office:value="2206956" calcext:value-type="float">
            <text:p>2206956</text:p>
          </table:table-cell>
          <table:table-cell office:value-type="float" office:value="1485970" calcext:value-type="float">
            <text:p>1485970</text:p>
          </table:table-cell>
          <table:table-cell office:value-type="float" office:value="807" calcext:value-type="float">
            <text:p>807</text:p>
          </table:table-cell>
          <table:table-cell office:value-type="float" office:value="421" calcext:value-type="float">
            <text:p>421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1306583056" calcext:value-type="float">
            <text:p>1306583056</text:p>
          </table:table-cell>
          <table:table-cell office:value-type="float" office:value="568020773" calcext:value-type="float">
            <text:p>568020773</text:p>
          </table:table-cell>
          <table:table-cell office:value-type="float" office:value="258097325" calcext:value-type="float">
            <text:p>258097325</text:p>
          </table:table-cell>
          <table:table-cell office:value-type="float" office:value="13700990" calcext:value-type="float">
            <text:p>13700990</text:p>
          </table:table-cell>
          <table:table-cell office:value-type="float" office:value="33565738" calcext:value-type="float">
            <text:p>33565738</text:p>
          </table:table-cell>
          <table:table-cell office:value-type="float" office:value="15522623" calcext:value-type="float">
            <text:p>15522623</text:p>
          </table:table-cell>
          <table:table-cell office:value-type="float" office:value="3526" calcext:value-type="float">
            <text:p>3526</text:p>
          </table:table-cell>
          <table:table-cell office:value-type="float" office:value="39703" calcext:value-type="float">
            <text:p>39703</text:p>
          </table:table-cell>
          <table:table-cell office:value-type="float" office:value="51150" calcext:value-type="float">
            <text:p>51150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251105375" calcext:value-type="float">
            <text:p>251105375</text:p>
          </table:table-cell>
          <table:table-cell office:value-type="float" office:value="89178252" calcext:value-type="float">
            <text:p>89178252</text:p>
          </table:table-cell>
          <table:table-cell office:value-type="float" office:value="55924718" calcext:value-type="float">
            <text:p>55924718</text:p>
          </table:table-cell>
          <table:table-cell office:value-type="float" office:value="1880599" calcext:value-type="float">
            <text:p>1880599</text:p>
          </table:table-cell>
          <table:table-cell office:value-type="float" office:value="3874540" calcext:value-type="float">
            <text:p>3874540</text:p>
          </table:table-cell>
          <table:table-cell office:value-type="float" office:value="2266706" calcext:value-type="float">
            <text:p>2266706</text:p>
          </table:table-cell>
          <table:table-cell office:value-type="float" office:value="1763" calcext:value-type="float">
            <text:p>1763</text:p>
          </table:table-cell>
          <table:table-cell office:value-type="float" office:value="4239" calcext:value-type="float">
            <text:p>4239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12464723950" calcext:value-type="float">
            <text:p>12464723950</text:p>
          </table:table-cell>
          <table:table-cell office:value-type="float" office:value="5006530325" calcext:value-type="float">
            <text:p>5006530325</text:p>
          </table:table-cell>
          <table:table-cell office:value-type="float" office:value="2369815881" calcext:value-type="float">
            <text:p>2369815881</text:p>
          </table:table-cell>
          <table:table-cell office:value-type="float" office:value="65297983" calcext:value-type="float">
            <text:p>65297983</text:p>
          </table:table-cell>
          <table:table-cell office:value-type="float" office:value="225954270" calcext:value-type="float">
            <text:p>225954270</text:p>
          </table:table-cell>
          <table:table-cell office:value-type="float" office:value="186465099" calcext:value-type="float">
            <text:p>186465099</text:p>
          </table:table-cell>
          <table:table-cell office:value-type="float" office:value="39151" calcext:value-type="float">
            <text:p>39151</text:p>
          </table:table-cell>
          <table:table-cell office:value-type="float" office:value="797717" calcext:value-type="float">
            <text:p>797717</text:p>
          </table:table-cell>
          <table:table-cell office:value-type="float" office:value="1016855" calcext:value-type="float">
            <text:p>1016855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table:formula="of:=SUM([.B200:.B202])" office:value-type="float" office:value="3279388432" calcext:value-type="float">
            <text:p>3279388432</text:p>
          </table:table-cell>
          <table:table-cell table:formula="of:=SUM([.C200:.C202])" office:value-type="float" office:value="1160095717" calcext:value-type="float">
            <text:p>1160095717</text:p>
          </table:table-cell>
          <table:table-cell table:formula="of:=SUM([.D200:.D202])" office:value-type="float" office:value="646224599" calcext:value-type="float">
            <text:p>646224599</text:p>
          </table:table-cell>
          <table:table-cell table:formula="of:=SUM([.E200:.E202])" office:value-type="float" office:value="6106024" calcext:value-type="float">
            <text:p>6106024</text:p>
          </table:table-cell>
          <table:table-cell table:formula="of:=SUM([.F200:.F202])" office:value-type="float" office:value="22735071" calcext:value-type="float">
            <text:p>22735071</text:p>
          </table:table-cell>
          <table:table-cell table:formula="of:=SUM([.G200:.G202])" office:value-type="float" office:value="7164035" calcext:value-type="float">
            <text:p>7164035</text:p>
          </table:table-cell>
          <table:table-cell table:formula="of:=SUM([.H200:.H202])" office:value-type="float" office:value="7515" calcext:value-type="float">
            <text:p>7515</text:p>
          </table:table-cell>
          <table:table-cell table:formula="of:=SUM([.I200:.I202])" office:value-type="float" office:value="55692" calcext:value-type="float">
            <text:p>55692</text:p>
          </table:table-cell>
          <table:table-cell table:formula="of:=SUM([.J200:.J202])" office:value-type="float" office:value="29221" calcext:value-type="float">
            <text:p>29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4:12:57.614962527</dc:date>
    <meta:document-statistic meta:table-count="1" meta:cell-count="2061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02cm" svg:height="10.766cm" xlink:href=".." xlink:type="simple" chart:class="chart:bar" chart:style-name="ch1">
        <chart:legend chart:legend-position="end" svg:x="16.694cm" svg:y="3.092cm" style:legend-expansion="high" chart:style-name="ch2"/>
        <chart:plot-area chart:style-name="ch3" table:cell-range-address="Sheet1.A197:Sheet1.J198 Sheet1.A202:Sheet1.J206 Sheet1.A208:Sheet1.J208 Sheet1.B1:Sheet1.J1" chart:data-source-has-labels="both" svg:x="0.684cm" svg:y="0.6cm" svg:width="15.385cm" svg:height="10.17cm">
          <chartooo:coordinate-region svg:x="2.787cm" svg:y="0.8cm" svg:width="13.282cm" svg:height="9.323cm"/>
          <chart:axis chart:dimension="x" chart:name="primary-x" chart:style-name="ch4" chartooo:axis-type="auto">
            <chartooo:date-scale/>
            <chart:categories table:cell-range-address="Sheet1.A197:Sheet1.A198 Sheet1.A202:Sheet1.A206 Sheet1.A208:Sheet1.A2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7:Sheet1.B198 Sheet1.B202:Sheet1.B206 Sheet1.B208:Sheet1.B208" chart:label-cell-address="Sheet1.B1:Sheet1.B1" chart:class="chart:bar">
            <chart:data-point chart:repeated="8"/>
          </chart:series>
          <chart:series chart:style-name="ch8" chart:values-cell-range-address="Sheet1.C197:Sheet1.C198 Sheet1.C202:Sheet1.C206 Sheet1.C208:Sheet1.C208" chart:label-cell-address="Sheet1.C1:Sheet1.C1" chart:class="chart:bar">
            <chart:data-point chart:repeated="8"/>
          </chart:series>
          <chart:series chart:style-name="ch9" chart:values-cell-range-address="Sheet1.D197:Sheet1.D198 Sheet1.D202:Sheet1.D206 Sheet1.D208:Sheet1.D208" chart:label-cell-address="Sheet1.D1:Sheet1.D1" chart:class="chart:bar">
            <chart:data-point chart:repeated="8"/>
          </chart:series>
          <chart:series chart:style-name="ch10" chart:values-cell-range-address="Sheet1.E197:Sheet1.E198 Sheet1.E202:Sheet1.E206 Sheet1.E208:Sheet1.E208" chart:label-cell-address="Sheet1.E1:Sheet1.E1" chart:class="chart:bar">
            <chart:data-point chart:repeated="8"/>
          </chart:series>
          <chart:series chart:style-name="ch11" chart:values-cell-range-address="Sheet1.F197:Sheet1.F198 Sheet1.F202:Sheet1.F206 Sheet1.F208:Sheet1.F208" chart:label-cell-address="Sheet1.F1:Sheet1.F1" chart:class="chart:bar">
            <chart:data-point chart:repeated="8"/>
          </chart:series>
          <chart:series chart:style-name="ch12" chart:values-cell-range-address="Sheet1.G197:Sheet1.G198 Sheet1.G202:Sheet1.G206 Sheet1.G208:Sheet1.G208" chart:label-cell-address="Sheet1.G1:Sheet1.G1" chart:class="chart:bar">
            <chart:data-point chart:repeated="8"/>
          </chart:series>
          <chart:series chart:style-name="ch13" chart:values-cell-range-address="Sheet1.H197:Sheet1.H198 Sheet1.H202:Sheet1.H206 Sheet1.H208:Sheet1.H208" chart:label-cell-address="Sheet1.H1:Sheet1.H1" chart:class="chart:bar">
            <chart:data-point chart:repeated="8"/>
          </chart:series>
          <chart:series chart:style-name="ch14" chart:values-cell-range-address="Sheet1.I197:Sheet1.I198 Sheet1.I202:Sheet1.I206 Sheet1.I208:Sheet1.I208" chart:label-cell-address="Sheet1.I1:Sheet1.I1" chart:class="chart:bar">
            <chart:data-point chart:repeated="8"/>
          </chart:series>
          <chart:series chart:style-name="ch15" chart:values-cell-range-address="Sheet1.J197:Sheet1.J198 Sheet1.J202:Sheet1.J206 Sheet1.J208:Sheet1.J208" chart:label-cell-address="Sheet1.J1:Sheet1.J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:Sheet1.B1</svg:desc>
                </draw:g>
              </table:table-cell>
              <table:table-cell office:value-type="string">
                <text:p>Dr</text:p>
                <draw:g>
                  <svg:desc>Sheet1.C1:Sheet1.C1</svg:desc>
                </draw:g>
              </table:table-cell>
              <table:table-cell office:value-type="string">
                <text:p>Dw</text:p>
                <draw:g>
                  <svg:desc>Sheet1.D1:Sheet1.D1</svg:desc>
                </draw:g>
              </table:table-cell>
              <table:table-cell office:value-type="string">
                <text:p>I1mr</text:p>
                <draw:g>
                  <svg:desc>Sheet1.E1:Sheet1.E1</svg:desc>
                </draw:g>
              </table:table-cell>
              <table:table-cell office:value-type="string">
                <text:p>D1mr</text:p>
                <draw:g>
                  <svg:desc>Sheet1.F1:Sheet1.F1</svg:desc>
                </draw:g>
              </table:table-cell>
              <table:table-cell office:value-type="string">
                <text:p>D1mw</text:p>
                <draw:g>
                  <svg:desc>Sheet1.G1:Sheet1.G1</svg:desc>
                </draw:g>
              </table:table-cell>
              <table:table-cell office:value-type="string">
                <text:p>ILmr</text:p>
                <draw:g>
                  <svg:desc>Sheet1.H1:Sheet1.H1</svg:desc>
                </draw:g>
              </table:table-cell>
              <table:table-cell office:value-type="string">
                <text:p>DLmr</text:p>
                <draw:g>
                  <svg:desc>Sheet1.I1:Sheet1.I1</svg:desc>
                </draw:g>
              </table:table-cell>
              <table:table-cell office:value-type="string">
                <text:p>DLmw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97:Sheet1.A198 Sheet1.A202:Sheet1.A206 Sheet1.A208:Sheet1.A208</svg:desc>
                </draw:g>
              </table:table-cell>
              <table:table-cell office:value-type="float" office:value="800331407">
                <text:p>800331407</text:p>
                <draw:g>
                  <svg:desc>Sheet1.B197:Sheet1.B198 Sheet1.B202:Sheet1.B206 Sheet1.B208:Sheet1.B208</svg:desc>
                </draw:g>
              </table:table-cell>
              <table:table-cell office:value-type="float" office:value="316359438">
                <text:p>316359438</text:p>
                <draw:g>
                  <svg:desc>Sheet1.C197:Sheet1.C198 Sheet1.C202:Sheet1.C206 Sheet1.C208:Sheet1.C208</svg:desc>
                </draw:g>
              </table:table-cell>
              <table:table-cell office:value-type="float" office:value="208563386">
                <text:p>208563386</text:p>
                <draw:g>
                  <svg:desc>Sheet1.D197:Sheet1.D198 Sheet1.D202:Sheet1.D206 Sheet1.D208:Sheet1.D208</svg:desc>
                </draw:g>
              </table:table-cell>
              <table:table-cell office:value-type="float" office:value="8464196">
                <text:p>8464196</text:p>
                <draw:g>
                  <svg:desc>Sheet1.E197:Sheet1.E198 Sheet1.E202:Sheet1.E206 Sheet1.E208:Sheet1.E208</svg:desc>
                </draw:g>
              </table:table-cell>
              <table:table-cell office:value-type="float" office:value="28074730">
                <text:p>28074730</text:p>
                <draw:g>
                  <svg:desc>Sheet1.F197:Sheet1.F198 Sheet1.F202:Sheet1.F206 Sheet1.F208:Sheet1.F208</svg:desc>
                </draw:g>
              </table:table-cell>
              <table:table-cell office:value-type="float" office:value="9121018">
                <text:p>9121018</text:p>
                <draw:g>
                  <svg:desc>Sheet1.G197:Sheet1.G198 Sheet1.G202:Sheet1.G206 Sheet1.G208:Sheet1.G208</svg:desc>
                </draw:g>
              </table:table-cell>
              <table:table-cell office:value-type="float" office:value="1759">
                <text:p>1759</text:p>
                <draw:g>
                  <svg:desc>Sheet1.H197:Sheet1.H198 Sheet1.H202:Sheet1.H206 Sheet1.H208:Sheet1.H208</svg:desc>
                </draw:g>
              </table:table-cell>
              <table:table-cell office:value-type="float" office:value="3196">
                <text:p>3196</text:p>
                <draw:g>
                  <svg:desc>Sheet1.I197:Sheet1.I198 Sheet1.I202:Sheet1.I206 Sheet1.I208:Sheet1.I208</svg:desc>
                </draw:g>
              </table:table-cell>
              <table:table-cell office:value-type="float" office:value="4657">
                <text:p>4657</text:p>
                <draw:g>
                  <svg:desc>Sheet1.J197:Sheet1.J198 Sheet1.J202:Sheet1.J206 Sheet1.J208:Sheet1.J208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889521367">
                <text:p>889521367</text:p>
              </table:table-cell>
              <table:table-cell office:value-type="float" office:value="406621800">
                <text:p>406621800</text:p>
              </table:table-cell>
              <table:table-cell office:value-type="float" office:value="64275021">
                <text:p>64275021</text:p>
              </table:table-cell>
              <table:table-cell office:value-type="float" office:value="378989">
                <text:p>378989</text:p>
              </table:table-cell>
              <table:table-cell office:value-type="float" office:value="6154864">
                <text:p>6154864</text:p>
              </table:table-cell>
              <table:table-cell office:value-type="float" office:value="5972563">
                <text:p>5972563</text:p>
              </table:table-cell>
              <table:table-cell office:value-type="float" office:value="173">
                <text:p>173</text:p>
              </table:table-cell>
              <table:table-cell office:value-type="float" office:value="165596">
                <text:p>165596</text:p>
              </table:table-cell>
              <table:table-cell office:value-type="float" office:value="17608">
                <text:p>17608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68909497">
                <text:p>68909497</text:p>
              </table:table-cell>
              <table:table-cell office:value-type="float" office:value="26089056">
                <text:p>26089056</text:p>
              </table:table-cell>
              <table:table-cell office:value-type="float" office:value="3880377">
                <text:p>3880377</text:p>
              </table:table-cell>
              <table:table-cell office:value-type="float" office:value="296935">
                <text:p>296935</text:p>
              </table:table-cell>
              <table:table-cell office:value-type="float" office:value="312706">
                <text:p>312706</text:p>
              </table:table-cell>
              <table:table-cell office:value-type="float" office:value="383923">
                <text:p>3839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803941488">
                <text:p>1803941488</text:p>
              </table:table-cell>
              <table:table-cell office:value-type="float" office:value="670899380">
                <text:p>670899380</text:p>
              </table:table-cell>
              <table:table-cell office:value-type="float" office:value="408962171">
                <text:p>408962171</text:p>
              </table:table-cell>
              <table:table-cell office:value-type="float" office:value="6977517">
                <text:p>6977517</text:p>
              </table:table-cell>
              <table:table-cell office:value-type="float" office:value="35859293">
                <text:p>35859293</text:p>
              </table:table-cell>
              <table:table-cell office:value-type="float" office:value="39321172">
                <text:p>39321172</text:p>
              </table:table-cell>
              <table:table-cell office:value-type="float" office:value="511">
                <text:p>511</text:p>
              </table:table-cell>
              <table:table-cell office:value-type="float" office:value="13794">
                <text:p>13794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237277747">
                <text:p>237277747</text:p>
              </table:table-cell>
              <table:table-cell office:value-type="float" office:value="124030668">
                <text:p>124030668</text:p>
              </table:table-cell>
              <table:table-cell office:value-type="float" office:value="23307052">
                <text:p>23307052</text:p>
              </table:table-cell>
              <table:table-cell office:value-type="float" office:value="974588">
                <text:p>974588</text:p>
              </table:table-cell>
              <table:table-cell office:value-type="float" office:value="2206956">
                <text:p>2206956</text:p>
              </table:table-cell>
              <table:table-cell office:value-type="float" office:value="1485970">
                <text:p>1485970</text:p>
              </table:table-cell>
              <table:table-cell office:value-type="float" office:value="807">
                <text:p>807</text:p>
              </table:table-cell>
              <table:table-cell office:value-type="float" office:value="421">
                <text:p>421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306583056">
                <text:p>1306583056</text:p>
              </table:table-cell>
              <table:table-cell office:value-type="float" office:value="568020773">
                <text:p>568020773</text:p>
              </table:table-cell>
              <table:table-cell office:value-type="float" office:value="258097325">
                <text:p>258097325</text:p>
              </table:table-cell>
              <table:table-cell office:value-type="float" office:value="13700990">
                <text:p>13700990</text:p>
              </table:table-cell>
              <table:table-cell office:value-type="float" office:value="33565738">
                <text:p>33565738</text:p>
              </table:table-cell>
              <table:table-cell office:value-type="float" office:value="15522623">
                <text:p>15522623</text:p>
              </table:table-cell>
              <table:table-cell office:value-type="float" office:value="3526">
                <text:p>3526</text:p>
              </table:table-cell>
              <table:table-cell office:value-type="float" office:value="39703">
                <text:p>39703</text:p>
              </table:table-cell>
              <table:table-cell office:value-type="float" office:value="51150">
                <text:p>51150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251105375">
                <text:p>251105375</text:p>
              </table:table-cell>
              <table:table-cell office:value-type="float" office:value="89178252">
                <text:p>89178252</text:p>
              </table:table-cell>
              <table:table-cell office:value-type="float" office:value="55924718">
                <text:p>55924718</text:p>
              </table:table-cell>
              <table:table-cell office:value-type="float" office:value="1880599">
                <text:p>1880599</text:p>
              </table:table-cell>
              <table:table-cell office:value-type="float" office:value="3874540">
                <text:p>3874540</text:p>
              </table:table-cell>
              <table:table-cell office:value-type="float" office:value="2266706">
                <text:p>2266706</text:p>
              </table:table-cell>
              <table:table-cell office:value-type="float" office:value="1763">
                <text:p>1763</text:p>
              </table:table-cell>
              <table:table-cell office:value-type="float" office:value="4239">
                <text:p>4239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Pred</text:p>
              </table:table-cell>
              <table:table-cell office:value-type="float" office:value="3279388432">
                <text:p>3279388432</text:p>
              </table:table-cell>
              <table:table-cell office:value-type="float" office:value="1160095717">
                <text:p>1160095717</text:p>
              </table:table-cell>
              <table:table-cell office:value-type="float" office:value="646224599">
                <text:p>646224599</text:p>
              </table:table-cell>
              <table:table-cell office:value-type="float" office:value="6106024">
                <text:p>6106024</text:p>
              </table:table-cell>
              <table:table-cell office:value-type="float" office:value="22735071">
                <text:p>22735071</text:p>
              </table:table-cell>
              <table:table-cell office:value-type="float" office:value="7164035">
                <text:p>7164035</text:p>
              </table:table-cell>
              <table:table-cell office:value-type="float" office:value="7515">
                <text:p>7515</text:p>
              </table:table-cell>
              <table:table-cell office:value-type="float" office:value="55692">
                <text:p>55692</text:p>
              </table:table-cell>
              <table:table-cell office:value-type="float" office:value="29221">
                <text:p>29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